
<file path=META-INF/manifest.xml><?xml version="1.0" encoding="utf-8"?>
<manifest:manifest xmlns:manifest="urn:oasis:names:tc:opendocument:xmlns:manifest:1.0">
  <manifest:file-entry manifest:media-type="application/vnd.oasis.opendocument.text-template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32481BF7A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Print1" svg:font-family="'Segoe Print'" style:font-pitch="variable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4" style:family="table">
      <style:table-properties style:width="16.999cm" table:align="margins"/>
    </style:style>
    <style:style style:name="Tabla4.A" style:family="table-column">
      <style:table-column-properties style:column-width="3.572cm" style:rel-column-width="13770*"/>
    </style:style>
    <style:style style:name="Tabla4.B" style:family="table-column">
      <style:table-column-properties style:column-width="13.427cm" style:rel-column-width="51765*"/>
    </style:style>
    <style:style style:name="Tabla4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4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3.572cm" style:rel-column-width="13770*"/>
    </style:style>
    <style:style style:name="Tabla5.B" style:family="table-column">
      <style:table-column-properties style:column-width="13.427cm" style:rel-column-width="51765*"/>
    </style:style>
    <style:style style:name="Tabla5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5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5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5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5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5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6" style:family="table">
      <style:table-properties style:width="16.999cm" table:align="margins"/>
    </style:style>
    <style:style style:name="Tabla6.A" style:family="table-column">
      <style:table-column-properties style:column-width="3.572cm" style:rel-column-width="13770*"/>
    </style:style>
    <style:style style:name="Tabla6.B" style:family="table-column">
      <style:table-column-properties style:column-width="13.427cm" style:rel-column-width="51765*"/>
    </style:style>
    <style:style style:name="Tabla6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6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6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6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6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6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7" style:family="table">
      <style:table-properties style:width="16.999cm" table:align="margins"/>
    </style:style>
    <style:style style:name="Tabla7.A" style:family="table-column">
      <style:table-column-properties style:column-width="3.572cm" style:rel-column-width="13770*"/>
    </style:style>
    <style:style style:name="Tabla7.B" style:family="table-column">
      <style:table-column-properties style:column-width="13.427cm" style:rel-column-width="51765*"/>
    </style:style>
    <style:style style:name="Tabla7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7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7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7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7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7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8" style:family="table">
      <style:table-properties style:width="16.999cm" table:align="margins"/>
    </style:style>
    <style:style style:name="Tabla8.A" style:family="table-column">
      <style:table-column-properties style:column-width="3.572cm" style:rel-column-width="13770*"/>
    </style:style>
    <style:style style:name="Tabla8.B" style:family="table-column">
      <style:table-column-properties style:column-width="13.427cm" style:rel-column-width="51765*"/>
    </style:style>
    <style:style style:name="Tabla8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8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8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8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8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8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9" style:family="table">
      <style:table-properties style:width="16.999cm" table:align="margins"/>
    </style:style>
    <style:style style:name="Tabla9.A" style:family="table-column">
      <style:table-column-properties style:column-width="3.572cm" style:rel-column-width="13770*"/>
    </style:style>
    <style:style style:name="Tabla9.B" style:family="table-column">
      <style:table-column-properties style:column-width="13.427cm" style:rel-column-width="51765*"/>
    </style:style>
    <style:style style:name="Tabla9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9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9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9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9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9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3.572cm" style:rel-column-width="13770*"/>
    </style:style>
    <style:style style:name="Tabla2.B" style:family="table-column">
      <style:table-column-properties style:column-width="13.427cm" style:rel-column-width="51765*"/>
    </style:style>
    <style:style style:name="Tabla2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0" style:family="table">
      <style:table-properties style:width="16.999cm" table:align="margins"/>
    </style:style>
    <style:style style:name="Tabla10.A" style:family="table-column">
      <style:table-column-properties style:column-width="3.572cm" style:rel-column-width="13770*"/>
    </style:style>
    <style:style style:name="Tabla10.B" style:family="table-column">
      <style:table-column-properties style:column-width="13.427cm" style:rel-column-width="51765*"/>
    </style:style>
    <style:style style:name="Tabla10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0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0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0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0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0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3.57cm" style:rel-column-width="13763*"/>
    </style:style>
    <style:style style:name="Tabla3.B" style:family="table-column">
      <style:table-column-properties style:column-width="13.428cm" style:rel-column-width="51772*"/>
    </style:style>
    <style:style style:name="Tabla3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3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1" style:family="table">
      <style:table-properties style:width="16.999cm" table:align="margins"/>
    </style:style>
    <style:style style:name="Tabla11.A" style:family="table-column">
      <style:table-column-properties style:column-width="3.57cm" style:rel-column-width="13763*"/>
    </style:style>
    <style:style style:name="Tabla11.B" style:family="table-column">
      <style:table-column-properties style:column-width="13.428cm" style:rel-column-width="51772*"/>
    </style:style>
    <style:style style:name="Tabla11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1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1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1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1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1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2" style:family="table">
      <style:table-properties style:width="16.999cm" table:align="margins"/>
    </style:style>
    <style:style style:name="Tabla12.A" style:family="table-column">
      <style:table-column-properties style:column-width="3.57cm" style:rel-column-width="13763*"/>
    </style:style>
    <style:style style:name="Tabla12.B" style:family="table-column">
      <style:table-column-properties style:column-width="13.428cm" style:rel-column-width="51772*"/>
    </style:style>
    <style:style style:name="Tabla12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2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2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2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2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2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3" style:family="table">
      <style:table-properties style:width="16.999cm" table:align="margins"/>
    </style:style>
    <style:style style:name="Tabla13.A" style:family="table-column">
      <style:table-column-properties style:column-width="3.57cm" style:rel-column-width="13763*"/>
    </style:style>
    <style:style style:name="Tabla13.B" style:family="table-column">
      <style:table-column-properties style:column-width="13.428cm" style:rel-column-width="51772*"/>
    </style:style>
    <style:style style:name="Tabla13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3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3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3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3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3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5" style:family="table">
      <style:table-properties style:width="16.999cm" table:align="margins"/>
    </style:style>
    <style:style style:name="Tabla15.A" style:family="table-column">
      <style:table-column-properties style:column-width="3.57cm" style:rel-column-width="13763*"/>
    </style:style>
    <style:style style:name="Tabla15.B" style:family="table-column">
      <style:table-column-properties style:column-width="13.428cm" style:rel-column-width="51772*"/>
    </style:style>
    <style:style style:name="Tabla15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5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5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5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5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5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6" style:family="table">
      <style:table-properties style:width="16.999cm" table:align="margins"/>
    </style:style>
    <style:style style:name="Tabla16.A" style:family="table-column">
      <style:table-column-properties style:column-width="3.57cm" style:rel-column-width="13763*"/>
    </style:style>
    <style:style style:name="Tabla16.B" style:family="table-column">
      <style:table-column-properties style:column-width="13.428cm" style:rel-column-width="51772*"/>
    </style:style>
    <style:style style:name="Tabla16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6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6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6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6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6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7" style:family="table">
      <style:table-properties style:width="16.999cm" table:align="margins"/>
    </style:style>
    <style:style style:name="Tabla17.A" style:family="table-column">
      <style:table-column-properties style:column-width="3.57cm" style:rel-column-width="13763*"/>
    </style:style>
    <style:style style:name="Tabla17.B" style:family="table-column">
      <style:table-column-properties style:column-width="13.428cm" style:rel-column-width="51772*"/>
    </style:style>
    <style:style style:name="Tabla17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7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7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7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7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7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8" style:family="table">
      <style:table-properties style:width="16.999cm" table:align="margins"/>
    </style:style>
    <style:style style:name="Tabla18.A" style:family="table-column">
      <style:table-column-properties style:column-width="3.57cm" style:rel-column-width="13763*"/>
    </style:style>
    <style:style style:name="Tabla18.B" style:family="table-column">
      <style:table-column-properties style:column-width="13.428cm" style:rel-column-width="51772*"/>
    </style:style>
    <style:style style:name="Tabla18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8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8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8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8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8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9" style:family="table">
      <style:table-properties style:width="16.999cm" table:align="margins"/>
    </style:style>
    <style:style style:name="Tabla19.A" style:family="table-column">
      <style:table-column-properties style:column-width="3.57cm" style:rel-column-width="13763*"/>
    </style:style>
    <style:style style:name="Tabla19.B" style:family="table-column">
      <style:table-column-properties style:column-width="13.428cm" style:rel-column-width="51772*"/>
    </style:style>
    <style:style style:name="Tabla19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9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9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9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9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9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P1" style:family="paragraph" style:parent-style-name="Table_20_Heading">
      <style:paragraph-properties fo:text-align="start" style:justify-single-word="false"/>
      <style:text-properties fo:color="#333366" fo:font-size="11pt" style:font-size-asian="11pt" style:font-size-complex="11pt"/>
    </style:style>
    <style:style style:name="P2" style:family="paragraph" style:parent-style-name="Table_20_Heading">
      <style:paragraph-properties fo:text-align="start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text-properties fo:color="#333366" style:font-name="Segoe Print1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>
        <style:tab-stops/>
      </style:paragraph-properties>
    </style:style>
    <style:style style:name="P7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weight="normal" style:font-weight-asian="normal" style:font-weight-complex="normal"/>
    </style:style>
    <style:style style:name="P9" style:family="paragraph" style:parent-style-name="Table_20_Contents">
      <style:paragraph-properties fo:margin-left="0.649cm" fo:margin-right="0cm" fo:text-align="start" style:justify-single-word="false" fo:text-indent="0cm" style:auto-text-indent="false"/>
    </style:style>
    <style:style style:name="P10" style:family="paragraph" style:parent-style-name="Table_20_Contents">
      <style:paragraph-properties fo:margin-left="0.721cm" fo:margin-right="0cm" fo:text-align="start" style:justify-single-word="false" fo:text-indent="0cm" style:auto-text-indent="false">
        <style:tab-stops/>
      </style:paragraph-properties>
    </style:style>
    <style:style style:name="P11" style:family="paragraph" style:parent-style-name="Table_20_Contents">
      <style:paragraph-properties fo:margin-left="1.323cm" fo:margin-right="0cm" fo:text-align="start" style:justify-single-word="false" fo:text-indent="0cm" style:auto-text-indent="false">
        <style:tab-stops/>
      </style:paragraph-properties>
    </style:style>
    <style:style style:name="P12" style:family="paragraph" style:parent-style-name="Table_20_Contents">
      <style:paragraph-properties fo:margin-left="0.672cm" fo:margin-right="0cm" fo:text-align="start" style:justify-single-word="false" fo:text-indent="0cm" style:auto-text-indent="false"/>
    </style:style>
    <style:style style:name="P13" style:family="paragraph" style:parent-style-name="Text_20_body">
      <style:text-properties fo:font-weight="normal" style:font-weight-asian="normal" style:font-weight-complex="normal"/>
    </style:style>
    <style:style style:name="P14" style:family="paragraph" style:parent-style-name="Text_20_body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5" style:family="paragraph" style:parent-style-name="Table_20_Contents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Table_20_Contents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Table_20_Contents" style:list-style-name="L7">
      <style:paragraph-properties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Table_20_Contents" style:list-style-name="L10">
      <style:paragraph-properties fo:text-align="start" style:justify-single-word="false"/>
      <style:text-properties fo:font-weight="normal" style:font-weight-asian="normal" style:font-weight-complex="normal"/>
    </style:style>
    <style:style style:name="P19" style:family="paragraph" style:parent-style-name="Table_20_Contents" style:list-style-name="L13">
      <style:paragraph-properties fo:text-align="start" style:justify-single-word="false"/>
      <style:text-properties fo:font-weight="normal" style:font-weight-asian="normal" style:font-weight-complex="normal"/>
    </style:style>
    <style:style style:name="P20" style:family="paragraph" style:parent-style-name="Table_20_Contents" style:list-style-name="L16">
      <style:paragraph-properties fo:text-align="start" style:justify-single-word="false"/>
      <style:text-properties fo:font-weight="normal" style:font-weight-asian="normal" style:font-weight-complex="normal"/>
    </style:style>
    <style:style style:name="P21" style:family="paragraph" style:parent-style-name="Table_20_Contents" style:list-style-name="L19">
      <style:paragraph-properties fo:text-align="start" style:justify-single-word="false"/>
      <style:text-properties fo:font-weight="normal" style:font-weight-asian="normal" style:font-weight-complex="normal"/>
    </style:style>
    <style:style style:name="P22" style:family="paragraph" style:parent-style-name="Table_20_Contents" style:list-style-name="L22">
      <style:paragraph-properties fo:text-align="start" style:justify-single-word="false"/>
      <style:text-properties fo:font-weight="normal" style:font-weight-asian="normal" style:font-weight-complex="normal"/>
    </style:style>
    <style:style style:name="P23" style:family="paragraph" style:parent-style-name="Table_20_Contents" style:list-style-name="L25">
      <style:paragraph-properties fo:text-align="start" style:justify-single-word="false"/>
      <style:text-properties fo:font-weight="normal" style:font-weight-asian="normal" style:font-weight-complex="normal"/>
    </style:style>
    <style:style style:name="P24" style:family="paragraph" style:parent-style-name="Table_20_Contents" style:list-style-name="L28">
      <style:paragraph-properties fo:text-align="start" style:justify-single-word="false"/>
      <style:text-properties fo:font-weight="normal" style:font-weight-asian="normal" style:font-weight-complex="normal"/>
    </style:style>
    <style:style style:name="P25" style:family="paragraph" style:parent-style-name="Table_20_Contents" style:list-style-name="L30">
      <style:paragraph-properties fo:text-align="start" style:justify-single-word="false"/>
      <style:text-properties fo:font-weight="normal" style:font-weight-asian="normal" style:font-weight-complex="normal"/>
    </style:style>
    <style:style style:name="P26" style:family="paragraph" style:parent-style-name="Table_20_Contents" style:list-style-name="L32">
      <style:paragraph-properties fo:text-align="start" style:justify-single-word="false"/>
      <style:text-properties fo:font-weight="normal" style:font-weight-asian="normal" style:font-weight-complex="normal"/>
    </style:style>
    <style:style style:name="P27" style:family="paragraph" style:parent-style-name="Table_20_Contents" style:list-style-name="L35">
      <style:paragraph-properties fo:text-align="start" style:justify-single-word="false"/>
      <style:text-properties fo:font-weight="normal" style:font-weight-asian="normal" style:font-weight-complex="normal"/>
    </style:style>
    <style:style style:name="P28" style:family="paragraph" style:parent-style-name="Table_20_Contents" style:list-style-name="L36">
      <style:paragraph-properties fo:text-align="start" style:justify-single-word="false"/>
      <style:text-properties fo:font-weight="normal" style:font-weight-asian="normal" style:font-weight-complex="normal"/>
    </style:style>
    <style:style style:name="P29" style:family="paragraph" style:parent-style-name="Table_20_Contents" style:list-style-name="L39">
      <style:paragraph-properties fo:text-align="start" style:justify-single-word="false"/>
      <style:text-properties fo:font-weight="normal" style:font-weight-asian="normal" style:font-weight-complex="normal"/>
    </style:style>
    <style:style style:name="P30" style:family="paragraph" style:parent-style-name="Table_20_Contents" style:list-style-name="L41">
      <style:paragraph-properties fo:text-align="start" style:justify-single-word="false"/>
      <style:text-properties fo:font-weight="normal" style:font-weight-asian="normal" style:font-weight-complex="normal"/>
    </style:style>
    <style:style style:name="P31" style:family="paragraph" style:parent-style-name="Table_20_Contents" style:list-style-name="L43">
      <style:paragraph-properties fo:text-align="start" style:justify-single-word="false"/>
      <style:text-properties fo:font-weight="normal" style:font-weight-asian="normal" style:font-weight-complex="normal"/>
    </style:style>
    <style:style style:name="P32" style:family="paragraph" style:parent-style-name="Table_20_Contents" style:list-style-name="L2">
      <style:paragraph-properties fo:text-align="start" style:justify-single-word="false"/>
    </style:style>
    <style:style style:name="P33" style:family="paragraph" style:parent-style-name="Table_20_Contents" style:list-style-name="L4">
      <style:paragraph-properties fo:text-align="start" style:justify-single-word="false"/>
    </style:style>
    <style:style style:name="P34" style:family="paragraph" style:parent-style-name="Table_20_Contents" style:list-style-name="L5">
      <style:paragraph-properties fo:text-align="start" style:justify-single-word="false"/>
    </style:style>
    <style:style style:name="P35" style:family="paragraph" style:parent-style-name="Table_20_Contents" style:list-style-name="L6">
      <style:paragraph-properties fo:text-align="start" style:justify-single-word="false"/>
    </style:style>
    <style:style style:name="P36" style:family="paragraph" style:parent-style-name="Table_20_Contents" style:list-style-name="L8">
      <style:paragraph-properties fo:text-align="start" style:justify-single-word="false">
        <style:tab-stops/>
      </style:paragraph-properties>
    </style:style>
    <style:style style:name="P37" style:family="paragraph" style:parent-style-name="Table_20_Contents" style:list-style-name="L11">
      <style:paragraph-properties fo:text-align="start" style:justify-single-word="false">
        <style:tab-stops/>
      </style:paragraph-properties>
    </style:style>
    <style:style style:name="P38" style:family="paragraph" style:parent-style-name="Table_20_Contents" style:list-style-name="L9">
      <style:paragraph-properties fo:text-align="start" style:justify-single-word="false"/>
    </style:style>
    <style:style style:name="P39" style:family="paragraph" style:parent-style-name="Table_20_Contents" style:list-style-name="L12">
      <style:paragraph-properties fo:text-align="start" style:justify-single-word="false"/>
    </style:style>
    <style:style style:name="P40" style:family="paragraph" style:parent-style-name="Table_20_Contents" style:list-style-name="L14">
      <style:paragraph-properties fo:text-align="start" style:justify-single-word="false"/>
    </style:style>
    <style:style style:name="P41" style:family="paragraph" style:parent-style-name="Table_20_Contents" style:list-style-name="L15">
      <style:paragraph-properties fo:text-align="start" style:justify-single-word="false"/>
    </style:style>
    <style:style style:name="P42" style:family="paragraph" style:parent-style-name="Table_20_Contents" style:list-style-name="L17">
      <style:paragraph-properties fo:text-align="start" style:justify-single-word="false"/>
    </style:style>
    <style:style style:name="P43" style:family="paragraph" style:parent-style-name="Table_20_Contents" style:list-style-name="L18">
      <style:paragraph-properties fo:text-align="start" style:justify-single-word="false"/>
    </style:style>
    <style:style style:name="P44" style:family="paragraph" style:parent-style-name="Table_20_Contents" style:list-style-name="L20">
      <style:paragraph-properties fo:text-align="start" style:justify-single-word="false"/>
    </style:style>
    <style:style style:name="P45" style:family="paragraph" style:parent-style-name="Table_20_Contents" style:list-style-name="L21">
      <style:paragraph-properties fo:text-align="start" style:justify-single-word="false"/>
    </style:style>
    <style:style style:name="P46" style:family="paragraph" style:parent-style-name="Table_20_Contents" style:list-style-name="L23">
      <style:paragraph-properties fo:text-align="start" style:justify-single-word="false"/>
    </style:style>
    <style:style style:name="P47" style:family="paragraph" style:parent-style-name="Table_20_Contents" style:list-style-name="L24">
      <style:paragraph-properties fo:text-align="start" style:justify-single-word="false"/>
    </style:style>
    <style:style style:name="P48" style:family="paragraph" style:parent-style-name="Table_20_Contents" style:list-style-name="L26">
      <style:paragraph-properties fo:text-align="start" style:justify-single-word="false"/>
    </style:style>
    <style:style style:name="P49" style:family="paragraph" style:parent-style-name="Table_20_Contents" style:list-style-name="L28">
      <style:paragraph-properties fo:text-align="start" style:justify-single-word="false"/>
    </style:style>
    <style:style style:name="P50" style:family="paragraph" style:parent-style-name="Table_20_Contents" style:list-style-name="L29">
      <style:paragraph-properties fo:text-align="start" style:justify-single-word="false"/>
    </style:style>
    <style:style style:name="P51" style:family="paragraph" style:parent-style-name="Table_20_Contents" style:list-style-name="L31">
      <style:paragraph-properties fo:text-align="start" style:justify-single-word="false"/>
    </style:style>
    <style:style style:name="P52" style:family="paragraph" style:parent-style-name="Table_20_Contents" style:list-style-name="L33">
      <style:paragraph-properties fo:text-align="start" style:justify-single-word="false"/>
    </style:style>
    <style:style style:name="P53" style:family="paragraph" style:parent-style-name="Table_20_Contents" style:list-style-name="L34">
      <style:paragraph-properties fo:text-align="start" style:justify-single-word="false"/>
    </style:style>
    <style:style style:name="P54" style:family="paragraph" style:parent-style-name="Table_20_Contents" style:list-style-name="L36">
      <style:paragraph-properties fo:text-align="start" style:justify-single-word="false"/>
    </style:style>
    <style:style style:name="P55" style:family="paragraph" style:parent-style-name="Table_20_Contents" style:list-style-name="L37">
      <style:paragraph-properties fo:text-align="start" style:justify-single-word="false"/>
    </style:style>
    <style:style style:name="P56" style:family="paragraph" style:parent-style-name="Table_20_Contents" style:list-style-name="L38">
      <style:paragraph-properties fo:text-align="start" style:justify-single-word="false"/>
    </style:style>
    <style:style style:name="P57" style:family="paragraph" style:parent-style-name="Table_20_Contents" style:list-style-name="L40">
      <style:paragraph-properties fo:text-align="start" style:justify-single-word="false"/>
    </style:style>
    <style:style style:name="P58" style:family="paragraph" style:parent-style-name="Table_20_Contents" style:list-style-name="L42">
      <style:paragraph-properties fo:text-align="start" style:justify-single-word="false"/>
    </style:style>
    <style:style style:name="P59" style:family="paragraph" style:parent-style-name="Table_20_Contents" style:list-style-name="L27"/>
    <style:style style:name="P60" style:family="paragraph" style:parent-style-name="Table_20_Contents" style:list-style-name="L29">
      <style:paragraph-properties fo:margin-left="1.298cm" fo:margin-right="0cm" fo:text-align="start" style:justify-single-word="false" fo:text-indent="-1.034cm" style:auto-text-indent="false">
        <style:tab-stops/>
      </style:paragraph-properties>
    </style:style>
    <style:style style:name="P61" style:family="paragraph" style:parent-style-name="Table_20_Contents" style:list-style-name="L29">
      <style:paragraph-properties fo:margin-left="0.649cm" fo:margin-right="0cm" fo:text-align="start" style:justify-single-word="false" fo:text-indent="-0.635cm" style:auto-text-indent="false">
        <style:tab-stops/>
      </style:paragraph-properties>
    </style:style>
    <style:style style:name="P62" style:family="paragraph" style:parent-style-name="Table_20_Contents" style:list-style-name="L37">
      <style:paragraph-properties fo:margin-left="0.649cm" fo:margin-right="0cm" fo:text-align="start" style:justify-single-word="false" fo:text-indent="-0.635cm" style:auto-text-indent="false">
        <style:tab-stops/>
      </style:paragraph-properties>
    </style:style>
    <style:style style:name="P63" style:family="paragraph" style:parent-style-name="Table_20_Contents" style:list-style-name="L33">
      <style:paragraph-properties fo:margin-left="0.624cm" fo:margin-right="0cm" fo:text-align="start" style:justify-single-word="false" fo:text-indent="-0.635cm" style:auto-text-indent="false">
        <style:tab-stops/>
      </style:paragraph-properties>
    </style:style>
    <style:style style:name="P64" style:family="paragraph" style:parent-style-name="Heading_20_3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5" style:family="paragraph" style:parent-style-name="Heading_20_3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66" style:family="paragraph" style:parent-style-name="Heading_20_3">
      <style:paragraph-properties fo:break-before="pag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7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7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7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7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7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7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8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6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6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6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6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start-value="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6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6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6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6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">Nombre del caso:</text:p>
          </table:table-cell>
          <table:table-cell table:style-name="Tabla4.B1" office:value-type="string">
            <text:p text:style-name="Text_20_body">Añadir elemento a la carta</text:p>
          </table:table-cell>
        </table:table-row>
        <table:table-row>
          <table:table-cell table:style-name="Tabla4.A2" office:value-type="string">
            <text:p text:style-name="P3">Resumen:</text:p>
          </table:table-cell>
          <table:table-cell table:style-name="Tabla4.B2" office:value-type="string">
            <text:p text:style-name="P8">Se añadirá un nuevo elemento a la carta del restaurante</text:p>
          </table:table-cell>
        </table:table-row>
        <table:table-row>
          <table:table-cell table:style-name="Tabla4.A2" office:value-type="string">
            <text:p text:style-name="P3">Dependencias:</text:p>
          </table:table-cell>
          <table:table-cell table:style-name="Tabla4.B2" office:value-type="string">
            <text:p text:style-name="P4">Incluye al caso de uso “Consultar lista de Productos”</text:p>
          </table:table-cell>
        </table:table-row>
        <table:table-row>
          <table:table-cell table:style-name="Tabla4.A2" office:value-type="string">
            <text:p text:style-name="P3">Actores:</text:p>
          </table:table-cell>
          <table:table-cell table:style-name="Tabla4.B2" office:value-type="string">
            <text:p text:style-name="P4">Cocinero jefe</text:p>
          </table:table-cell>
        </table:table-row>
        <table:table-row>
          <table:table-cell table:style-name="Tabla4.A2" office:value-type="string">
            <text:p text:style-name="P3">Precondiciones:</text:p>
          </table:table-cell>
          <table:table-cell table:style-name="Tabla4.B2" office:value-type="string">
            <text:list xml:id="list37552306" text:style-name="L1">
              <text:list-header>
                <text:p text:style-name="P15"/>
              </text:list-header>
            </text:list>
          </table:table-cell>
        </table:table-row>
        <table:table-row>
          <table:table-cell table:style-name="Tabla4.A2" office:value-type="string">
            <text:p text:style-name="P3">Postcondiciones:</text:p>
          </table:table-cell>
          <table:table-cell table:style-name="Tabla4.B2" office:value-type="string">
            <text:list xml:id="list37547185" text:style-name="L2">
              <text:list-item>
                <text:p text:style-name="P32">Se han añadido uno o más elementos nuevos a la carta</text:p>
              </text:list-item>
            </text:list>
          </table:table-cell>
        </table:table-row>
        <table:table-row>
          <table:table-cell table:style-name="Tabla4.A2" office:value-type="string">
            <text:p text:style-name="P3">Curso normal:</text:p>
          </table:table-cell>
          <table:table-cell table:style-name="Tabla4.B2" office:value-type="string">
            <text:list xml:id="list37544000" text:style-name="L3">
              <text:list-item>
                <text:p text:style-name="P16">El caso de uso comienza cuando el cocinero jefe desea añadir uno o más elementos a la carta</text:p>
              </text:list-item>
              <text:list-item>
                <text:p text:style-name="P16">Se inicia el caso de uso “Consultar lista de Productos”</text:p>
              </text:list-item>
              <text:list-item>
                <text:p text:style-name="P16">Mientras el usuario desee añadir elementos a la carta:</text:p>
                <text:list>
                  <text:list-item>
                    <text:p text:style-name="P16">El usuario rellena los datos correspondientes al elemento:</text:p>
                    <text:list>
                      <text:list-item>
                        <text:p text:style-name="P16">Introduce el nombre</text:p>
                      </text:list-item>
                      <text:list-item>
                        <text:p text:style-name="P16">Introduce la descripción</text:p>
                      </text:list-item>
                      <text:list-item>
                        <text:p text:style-name="P16">Introduce la foto</text:p>
                      </text:list-item>
                      <text:list-item>
                        <text:p text:style-name="P16">Introduce el precio</text:p>
                      </text:list-item>
                      <text:list-item>
                        <text:p text:style-name="P16">Introduce el tiempo de elaboración</text:p>
                      </text:list-item>
                      <text:list-item>
                        <text:p text:style-name="P16">Selecciona la sección</text:p>
                        <text:list>
                          <text:list-item>
                            <text:p text:style-name="P16">Si la sección asignada no es la de bebidas</text:p>
                            <text:list>
                              <text:list-item>
                                <text:p text:style-name="P16">El usuario especifica si el plato se puede dividir en racione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6">Mientras el usuario quiera añadir productos al elemento:</text:p>
                    <text:list>
                      <text:list-item>
                        <text:p text:style-name="P16">El usuario selecciona un producto de la lista</text:p>
                      </text:list-item>
                      <text:list-item>
                        <text:p text:style-name="P16">El usuario introduce la cantidad deseada de dicho producto</text:p>
                      </text:list-item>
                    </text:list>
                  </text:list-item>
                  <text:list-item>
                    <text:p text:style-name="P16">El usuario confirma los datos</text:p>
                  </text:list-item>
                  <text:list-item>
                    <text:p text:style-name="P16">El sistema comprueba que los datos introducidos sean correctos</text:p>
                  </text:list-item>
                  <text:list-item>
                    <text:p text:style-name="P16">Los datos introducidos son correctos. El sistema genera un código asociado al elemento y registra todos los datos</text:p>
                  </text:list-item>
                  <text:list-item>
                    <text:p text:style-name="P16">El sistema confirma que se ha añadido un nuevo elemento a la carta satisfactoriamente</text:p>
                  </text:list-item>
                  <text:list-item>
                    <text:p text:style-name="P16">El sistema pregunta al usuario si desea seguir añadiendo más elementos a la carta</text:p>
                  </text:list-item>
                </text:list>
              </text:list-item>
              <text:list-item>
                <text:p text:style-name="P16">El usuario finaliza la operación</text:p>
              </text:list-item>
            </text:list>
            <text:p text:style-name="P4"/>
          </table:table-cell>
        </table:table-row>
        <table:table-row>
          <table:table-cell table:style-name="Tabla4.A2" office:value-type="string">
            <text:p text:style-name="P3">Cursos alternativos:</text:p>
          </table:table-cell>
          <table:table-cell table:style-name="Tabla4.B2" office:value-type="string">
            <text:list xml:id="list37541225" text:style-name="L4">
              <text:list-item>
                <text:list>
                  <text:list-item>
                    <text:list>
                      <text:list-item>
                        <text:p text:style-name="P33">El usuario se ha equivocado al seleccionar un producto</text:p>
                        <text:list>
                          <text:list-item>
                            <text:p text:style-name="P33">El usuario elimina el producto desead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/>
            <text:list xml:id="list37576217" text:continue-list="list37541225" text:style-name="L4">
              <text:list-item>
                <text:list>
                  <text:list-item>
                    <text:list>
                      <text:list-item text:start-value="1">
                        <text:p text:style-name="P33">El usuario se ha equivocado al introducir la cantidad de un ingrediente </text:p>
                        <text:list>
                          <text:list-item>
                            <text:p text:style-name="P33">El usuario selecciona el producto de la lista</text:p>
                          </text:list-item>
                          <text:list-item>
                            <text:p text:style-name="P33">El usuario introduce la nueva cantidad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37544753" text:style-name="L5">
              <text:list-header>
                <text:p text:style-name="P34"/>
                <text:list>
                  <text:list-item>
                    <text:p text:style-name="P34">El sistema informa de que los datos introducidos no son correctos. Se vuelve al paso 3.1</text:p>
                  </text:list-item>
                </text:list>
              </text:list-header>
            </text:list>
            <text:p text:style-name="P5"><text:soft-page-break/></text:p>
            <text:p text:style-name="P9">*. El usuario cancela la operación</text:p>
          </table:table-cell>
        </table:table-row>
        <table:table-row>
          <table:table-cell table:style-name="Tabla4.A2" office:value-type="string">
            <text:p text:style-name="P3">Observaciones:</text:p>
          </table:table-cell>
          <table:table-cell table:style-name="Tabla4.B2" office:value-type="string">
            <text:p text:style-name="P4"/>
          </table:table-cell>
        </table:table-row>
        <table:table-row>
          <table:table-cell table:style-name="Tabla4.A10" office:value-type="string">
            <text:p text:style-name="P3">Requisitos no funcionales específicos:</text:p>
          </table:table-cell>
          <table:table-cell table:style-name="Tabla4.B10" office:value-type="string">
            <text:p text:style-name="P4">- Las secciones asignables a un elemento de la carta serán: <text:span text:style-name="T1">Entrantes</text:span>, <text:span text:style-name="T1">Carnes</text:span>, <text:span text:style-name="T1">Pescados</text:span>, <text:span text:style-name="T1">Bebidas</text:span> o <text:span text:style-name="T1">Postres</text:span></text:p>
            <text:p text:style-name="P7"/>
            <text:p text:style-name="P4">- Las cantidades de los ingredientes asignados a los platos se establecerán en gramos en caso de ser sólidos y mililitros en caso de ser líquidos</text:p>
            <text:p text:style-name="P7">- La foto deberá estar en formato .jpeg y no sobrepasar los 200 kb </text:p>
          </table:table-cell>
        </table:table-row>
      </table:table>
      <text:p text:style-name="Standard"/>
      <text:h text:style-name="P66" text:outline-level="3">Eliminar elemento a la carta</text:h>
      <text:p text:style-name="P14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3">Nombre del caso:</text:p>
          </table:table-cell>
          <table:table-cell table:style-name="Tabla5.B1" office:value-type="string">
            <text:p text:style-name="Text_20_body">Eliminar elemento de la carta</text:p>
          </table:table-cell>
        </table:table-row>
        <table:table-row>
          <table:table-cell table:style-name="Tabla5.A2" office:value-type="string">
            <text:p text:style-name="P3">Resumen:</text:p>
          </table:table-cell>
          <table:table-cell table:style-name="Tabla5.B2" office:value-type="string">
            <text:p text:style-name="P8">Se eliminarán uno o más elementos de la carta del restaurante</text:p>
          </table:table-cell>
        </table:table-row>
        <table:table-row>
          <table:table-cell table:style-name="Tabla5.A2" office:value-type="string">
            <text:p text:style-name="P3">Dependencias:</text:p>
          </table:table-cell>
          <table:table-cell table:style-name="Tabla5.B2" office:value-type="string">
            <text:p text:style-name="P4">Incluye al caso de uso “Consultar elementos de la carta”</text:p>
          </table:table-cell>
        </table:table-row>
        <table:table-row>
          <table:table-cell table:style-name="Tabla5.A2" office:value-type="string">
            <text:p text:style-name="P3">Actores:</text:p>
          </table:table-cell>
          <table:table-cell table:style-name="Tabla5.B2" office:value-type="string">
            <text:p text:style-name="P4">Cocinero jefe</text:p>
          </table:table-cell>
        </table:table-row>
        <table:table-row>
          <table:table-cell table:style-name="Tabla5.A2" office:value-type="string">
            <text:p text:style-name="P3">Precondiciones:</text:p>
          </table:table-cell>
          <table:table-cell table:style-name="Tabla5.B2" office:value-type="string">
            <text:list xml:id="list37571169" text:continue-list="list37552306" text:style-name="L1">
              <text:list-header>
                <text:p text:style-name="P15"/>
              </text:list-header>
            </text:list>
          </table:table-cell>
        </table:table-row>
        <table:table-row>
          <table:table-cell table:style-name="Tabla5.A2" office:value-type="string">
            <text:p text:style-name="P3">Postcondiciones:</text:p>
          </table:table-cell>
          <table:table-cell table:style-name="Tabla5.B2" office:value-type="string">
            <text:list xml:id="list37526532" text:style-name="L6">
              <text:list-item>
                <text:p text:style-name="P35">Se han eliminado uno o más elementos de la carta</text:p>
              </text:list-item>
            </text:list>
          </table:table-cell>
        </table:table-row>
        <table:table-row>
          <table:table-cell table:style-name="Tabla5.A2" office:value-type="string">
            <text:p text:style-name="P3">Curso normal:</text:p>
          </table:table-cell>
          <table:table-cell table:style-name="Tabla5.B2" office:value-type="string">
            <text:list xml:id="list37522748" text:style-name="L7">
              <text:list-item>
                <text:p text:style-name="P17">El usuario selecciona la opción "Eliminar elemento de la carta" en el terminal táctil.</text:p>
              </text:list-item>
              <text:list-item>
                <text:p text:style-name="P17">Se inicia el caso de uso “Consultar elementos de la carta”</text:p>
              </text:list-item>
              <text:list-item>
                <text:p text:style-name="P17">Mientras el usuario quiera eliminar elementos de la carta:</text:p>
                <text:list>
                  <text:list-item>
                    <text:p text:style-name="P17">El usuario selecciona el elemento de la carta que desea eliminar</text:p>
                  </text:list-item>
                  <text:list-item>
                    <text:p text:style-name="P17">El sistema muestra la información asociada al elemento y solicita la confirmación de la operación</text:p>
                  </text:list-item>
                  <text:list-item>
                    <text:p text:style-name="P17">El usuario confirma la operación</text:p>
                  </text:list-item>
                  <text:list-item>
                    <text:p text:style-name="P17">El sistema confirma que el elemento ha sido eliminado de la carta satisfactoriamente</text:p>
                  </text:list-item>
                  <text:list-item>
                    <text:p text:style-name="P17">El sistema pregunta al usuario si desea eliminar más elementos de la carta</text:p>
                  </text:list-item>
                  <text:list-item>
                    <text:p text:style-name="P17">Si el usuario desea eliminar más elementos de la carta</text:p>
                    <text:list>
                      <text:list-item>
                        <text:p text:style-name="P17">Se inicia el caso de uso “Consultar elementos de la carta”</text:p>
                      </text:list-item>
                    </text:list>
                  </text:list-item>
                </text:list>
              </text:list-item>
              <text:list-item>
                <text:p text:style-name="P17">El usuario finaliza la operación</text:p>
              </text:list-item>
            </text:list>
          </table:table-cell>
        </table:table-row>
        <table:table-row>
          <table:table-cell table:style-name="Tabla5.A2" office:value-type="string">
            <text:p text:style-name="P3">Cursos alternativos:</text:p>
          </table:table-cell>
          <table:table-cell table:style-name="Tabla5.B2" office:value-type="string">
            <text:list xml:id="list37543926" text:style-name="L8">
              <text:list-item>
                <text:list>
                  <text:list-item>
                    <text:p text:style-name="P36">El usuario no confirma la operación. Se vuelve al paso 3</text:p>
                  </text:list-item>
                </text:list>
              </text:list-item>
            </text:list>
            <text:p text:style-name="P6"/>
            <text:p text:style-name="P10">*. El usuario cancela la operación</text:p>
          </table:table-cell>
        </table:table-row>
        <table:table-row>
          <table:table-cell table:style-name="Tabla5.A2" office:value-type="string">
            <text:p text:style-name="P3">Observaciones:</text:p>
          </table:table-cell>
          <table:table-cell table:style-name="Tabla5.B2" office:value-type="string">
            <text:p text:style-name="P4"/>
          </table:table-cell>
        </table:table-row>
        <table:table-row>
          <table:table-cell table:style-name="Tabla5.A10" office:value-type="string">
            <text:p text:style-name="P3">Requisitos no funcionales:</text:p>
          </table:table-cell>
          <table:table-cell table:style-name="Tabla5.B10" office:value-type="string">
            <text:p text:style-name="P4"/>
          </table:table-cell>
        </table:table-row>
      </table:table>
      <text:h text:style-name="P64" text:outline-level="3"/>
      <text:h text:style-name="P66" text:outline-level="3">Modificar elemento de la carta</text:h>
      <text:p text:style-name="P14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3">Nombre del caso:</text:p>
          </table:table-cell>
          <table:table-cell table:style-name="Tabla6.B1" office:value-type="string">
            <text:p text:style-name="Text_20_body">Modificar elemento de la carta</text:p>
          </table:table-cell>
        </table:table-row>
        <table:table-row>
          <table:table-cell table:style-name="Tabla6.A2" office:value-type="string">
            <text:p text:style-name="P3">Resumen:</text:p>
          </table:table-cell>
          <table:table-cell table:style-name="Tabla6.B2" office:value-type="string">
            <text:p text:style-name="P8">Se modificarán uno o más elementos de la carta del restaurante</text:p>
          </table:table-cell>
        </table:table-row>
        <table:table-row>
          <table:table-cell table:style-name="Tabla6.A2" office:value-type="string">
            <text:p text:style-name="P3">Dependencias:</text:p>
          </table:table-cell>
          <table:table-cell table:style-name="Tabla6.B2" office:value-type="string">
            <text:p text:style-name="P4">Incluye al caso de uso “Consultar elementos de la carta”</text:p>
          </table:table-cell>
        </table:table-row>
        <table:table-row>
          <table:table-cell table:style-name="Tabla6.A2" office:value-type="string">
            <text:p text:style-name="P3">Actores:</text:p>
          </table:table-cell>
          <table:table-cell table:style-name="Tabla6.B2" office:value-type="string">
            <text:p text:style-name="P4">Cocinero jefe</text:p>
          </table:table-cell>
        </table:table-row>
        <table:table-row>
          <table:table-cell table:style-name="Tabla6.A2" office:value-type="string">
            <text:p text:style-name="P3">Precondiciones:</text:p>
          </table:table-cell>
          <table:table-cell table:style-name="Tabla6.B2" office:value-type="string">
            <text:p text:style-name="P4"/>
          </table:table-cell>
        </table:table-row>
        <table:table-row>
          <table:table-cell table:style-name="Tabla6.A2" office:value-type="string">
            <text:p text:style-name="P3">Postcondiciones:</text:p>
          </table:table-cell>
          <table:table-cell table:style-name="Tabla6.B2" office:value-type="string">
            <text:list xml:id="list37537878" text:style-name="L9">
              <text:list-item>
                <text:p text:style-name="P38">Se han modificado uno o más elementos de la carta</text:p>
              </text:list-item>
            </text:list>
          </table:table-cell>
        </table:table-row>
        <table:table-row>
          <table:table-cell table:style-name="Tabla6.A2" office:value-type="string">
            <text:p text:style-name="P3">Curso normal:</text:p>
          </table:table-cell>
          <table:table-cell table:style-name="Tabla6.B2" office:value-type="string">
            <text:list xml:id="list37532288" text:style-name="L10">
              <text:list-item>
                <text:p text:style-name="P18">El usuario selecciona la opción "Modificar elemento de la carta" en el terminal táctil.</text:p>
              </text:list-item>
              <text:list-item>
                <text:p text:style-name="P18">Se inicia el caso de uso “Consultar elementos de la carta”</text:p>
              </text:list-item>
              <text:list-item>
                <text:p text:style-name="P18">Mientras el usuario necesite modificar elementos:</text:p>
                <text:list>
                  <text:list-item>
                    <text:p text:style-name="P18">El usuario selecciona un elemento de la lista</text:p>
                  </text:list-item>
                  <text:list-item>
                    <text:p text:style-name="P18">El sistema muestra la información asociada a ese elemento</text:p>
                  </text:list-item>
                  <text:list-item>
                    <text:p text:style-name="P18">Mientras el usuario desee modificar datos del elementos:</text:p>
                    <text:list>
                      <text:list-item>
                        <text:p text:style-name="P18">El usuario modifica el dato deseado</text:p>
                      </text:list-item>
                    </text:list>
                  </text:list-item>
                  <text:list-item>
                    <text:p text:style-name="P18">El usuario finaliza la modificación de los datos</text:p>
                  </text:list-item>
                  <text:list-item>
                    <text:p text:style-name="P18">El sistema solicita la confirmación de la modificación de los datos</text:p>
                  </text:list-item>
                  <text:list-item>
                    <text:p text:style-name="P18">El usuario confirma la operación</text:p>
                  </text:list-item>
                  <text:list-item>
                    <text:p text:style-name="P18">El sistema comprueba que los datos introducidos son correctos.</text:p>
                  </text:list-item>
                  <text:list-item>
                    <text:p text:style-name="P18">Los datos introducidos son correctos. El sistema registra los nuevos cambios y confirma que el elemento ha sido modificado con éxito</text:p>
                  </text:list-item>
                  <text:list-item>
                    <text:p text:style-name="P18">El sistema pregunta al usuario si desea modificar otro elemento</text:p>
                  </text:list-item>
                </text:list>
              </text:list-item>
              <text:list-item>
                <text:p text:style-name="P18">El usuario finaliza la operación</text:p>
              </text:list-item>
            </text:list>
          </table:table-cell>
        </table:table-row>
        <table:table-row>
          <table:table-cell table:style-name="Tabla6.A2" office:value-type="string">
            <text:p text:style-name="P3">Cursos alternativos:</text:p>
          </table:table-cell>
          <table:table-cell table:style-name="Tabla6.B2" office:value-type="string">
            <text:p text:style-name="P6"/>
            <text:list xml:id="list37550933" text:style-name="L11">
              <text:list-item>
                <text:list>
                  <text:list-item>
                    <text:p text:style-name="P37">El sistema informa de que los datos introducidos no son correctos. Se vuelve al paso 3.2</text:p>
                  </text:list-item>
                </text:list>
              </text:list-item>
            </text:list>
            <text:p text:style-name="P6"/>
            <text:p text:style-name="P11">*. El usuario cancela la operación</text:p>
          </table:table-cell>
        </table:table-row>
        <table:table-row>
          <table:table-cell table:style-name="Tabla6.A2" office:value-type="string">
            <text:p text:style-name="P3">Observaciones:</text:p>
          </table:table-cell>
          <table:table-cell table:style-name="Tabla6.B2" office:value-type="string">
            <text:p text:style-name="P4"/>
          </table:table-cell>
        </table:table-row>
        <table:table-row>
          <table:table-cell table:style-name="Tabla6.A10" office:value-type="string">
            <text:p text:style-name="P3">Requisitos no funcionales:</text:p>
          </table:table-cell>
          <table:table-cell table:style-name="Tabla6.B10" office:value-type="string">
            <text:p text:style-name="P4"/>
          </table:table-cell>
        </table:table-row>
      </table:table>
      <text:p text:style-name="Text_20_body"/>
      <text:h text:style-name="P66" text:outline-level="3">Consultar elementos de la carta</text:h>
      <text:p text:style-name="P14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3">Nombre del caso:</text:p>
          </table:table-cell>
          <table:table-cell table:style-name="Tabla7.B1" office:value-type="string">
            <text:p text:style-name="Text_20_body">Consultar elementos de la carta</text:p>
          </table:table-cell>
        </table:table-row>
        <table:table-row>
          <table:table-cell table:style-name="Tabla7.A2" office:value-type="string">
            <text:p text:style-name="P3">Resumen:</text:p>
          </table:table-cell>
          <table:table-cell table:style-name="Tabla7.B2" office:value-type="string">
            <text:p text:style-name="P8">Se obtendrá una lista con los elementos que forman la carta del restaurante</text:p>
          </table:table-cell>
        </table:table-row>
        <table:table-row>
          <table:table-cell table:style-name="Tabla7.A2" office:value-type="string">
            <text:p text:style-name="P3">Dependencias:</text:p>
          </table:table-cell>
          <table:table-cell table:style-name="Tabla7.B2" office:value-type="string">
            <text:p text:style-name="P4">Es incluido por los casos de uso “Modificar elemento de la carta” y “Eliminar elemento de la carta”</text:p>
          </table:table-cell>
        </table:table-row>
        <table:table-row>
          <table:table-cell table:style-name="Tabla7.A2" office:value-type="string">
            <text:p text:style-name="P3">Actores:</text:p>
          </table:table-cell>
          <table:table-cell table:style-name="Tabla7.B2" office:value-type="string">
            <text:p text:style-name="P4">Cocinero jefe, Metre y Cliente</text:p>
          </table:table-cell>
        </table:table-row>
        <table:table-row>
          <table:table-cell table:style-name="Tabla7.A2" office:value-type="string">
            <text:p text:style-name="P3">Precondiciones:</text:p>
          </table:table-cell>
          <table:table-cell table:style-name="Tabla7.B2" office:value-type="string">
            <text:list xml:id="list37591515" text:continue-list="list37571169" text:style-name="L1">
              <text:list-header>
                <text:p text:style-name="P15"/>
              </text:list-header>
            </text:list>
          </table:table-cell>
        </table:table-row>
        <table:table-row>
          <table:table-cell table:style-name="Tabla7.A2" office:value-type="string">
            <text:p text:style-name="P3">Postcondiciones:</text:p>
          </table:table-cell>
          <table:table-cell table:style-name="Tabla7.B2" office:value-type="string">
            <text:list xml:id="list37549913" text:style-name="L12">
              <text:list-item>
                <text:p text:style-name="P39">Se ha generado una lista con los elementos que forman la carta del restaurante</text:p>
              </text:list-item>
            </text:list>
          </table:table-cell>
        </table:table-row>
        <table:table-row>
          <table:table-cell table:style-name="Tabla7.A2" office:value-type="string">
            <text:p text:style-name="P3">Curso normal:</text:p>
          </table:table-cell>
          <table:table-cell table:style-name="Tabla7.B2" office:value-type="string">
            <text:list xml:id="list37550722" text:style-name="L13">
              <text:list-item>
                <text:p text:style-name="P19">El caso de uso se inicia cuando el usuario desea conocer cuales son los elementos que componen la carta</text:p>
              </text:list-item>
              <text:list-item>
                <text:p text:style-name="P19">El sistema proporciona una lista detallada de todos los elementos incluidos en la carta</text:p>
              </text:list-item>
            </text:list>
          </table:table-cell>
        </table:table-row>
        <table:table-row>
          <table:table-cell table:style-name="Tabla7.A2" office:value-type="string">
            <text:p text:style-name="P3">Cursos alternativos:</text:p>
          </table:table-cell>
          <table:table-cell table:style-name="Tabla7.B2" office:value-type="string">
            <text:list xml:id="list37542749" text:style-name="L14">
              <text:list-header>
                <text:p text:style-name="P40"/>
              </text:list-header>
            </text:list>
          </table:table-cell>
        </table:table-row>
        <table:table-row>
          <table:table-cell table:style-name="Tabla7.A2" office:value-type="string">
            <text:p text:style-name="P3">Observaciones:</text:p>
          </table:table-cell>
          <table:table-cell table:style-name="Tabla7.B2" office:value-type="string">
            <text:p text:style-name="P4"/>
          </table:table-cell>
        </table:table-row>
        <table:table-row>
          <table:table-cell table:style-name="Tabla7.A10" office:value-type="string">
            <text:p text:style-name="P3">Requisitos no funcionales específicos:</text:p>
          </table:table-cell>
          <table:table-cell table:style-name="Tabla7.B10" office:value-type="string">
            <text:p text:style-name="P4"/>
          </table:table-cell>
        </table:table-row>
      </table:table>
      <text:p text:style-name="Standard"/>
      <text:h text:style-name="P66" text:outline-level="3">Imprimir lista de productos a pedir</text:h>
      <text:p text:style-name="P14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3">Nombre del caso:</text:p>
          </table:table-cell>
          <table:table-cell table:style-name="Tabla8.B1" office:value-type="string">
            <text:p text:style-name="Text_20_body">Imprimir lista de productos a pedir</text:p>
          </table:table-cell>
        </table:table-row>
        <table:table-row>
          <table:table-cell table:style-name="Tabla8.A2" office:value-type="string">
            <text:p text:style-name="P3">Resumen:</text:p>
          </table:table-cell>
          <table:table-cell table:style-name="Tabla8.B2" office:value-type="string">
            <text:p text:style-name="P8">Se imprimirá una lista de los productos que están bajo mínimos en stock, para poder hacer un pedido al proveedor</text:p>
          </table:table-cell>
        </table:table-row>
        <table:table-row>
          <table:table-cell table:style-name="Tabla8.A2" office:value-type="string">
            <text:p text:style-name="P3">Dependencias:</text:p>
          </table:table-cell>
          <table:table-cell table:style-name="Tabla8.B2" office:value-type="string">
            <text:p text:style-name="P4"/>
          </table:table-cell>
        </table:table-row>
        <table:table-row>
          <table:table-cell table:style-name="Tabla8.A2" office:value-type="string">
            <text:p text:style-name="P3">Actores:</text:p>
          </table:table-cell>
          <table:table-cell table:style-name="Tabla8.B2" office:value-type="string">
            <text:p text:style-name="P4">Cocinero jefe</text:p>
          </table:table-cell>
        </table:table-row>
        <table:table-row>
          <table:table-cell table:style-name="Tabla8.A2" office:value-type="string">
            <text:p text:style-name="P3">Precondiciones:</text:p>
          </table:table-cell>
          <table:table-cell table:style-name="Tabla8.B2" office:value-type="string">
            <text:list xml:id="list37582659" text:continue-list="list37591515" text:style-name="L1">
              <text:list-header>
                <text:p text:style-name="P15"/>
              </text:list-header>
            </text:list>
          </table:table-cell>
        </table:table-row>
        <table:table-row>
          <table:table-cell table:style-name="Tabla8.A2" office:value-type="string">
            <text:p text:style-name="P3">Postcondiciones:</text:p>
          </table:table-cell>
          <table:table-cell table:style-name="Tabla8.B2" office:value-type="string">
            <text:list xml:id="list37538298" text:style-name="L15">
              <text:list-item>
                <text:p text:style-name="P41">Se ha imprimido la lista de productos a pedir</text:p>
              </text:list-item>
              <text:list-item>
                <text:p text:style-name="P41">Se ha guardado una copia de la lista en el sistema</text:p>
              </text:list-item>
            </text:list>
          </table:table-cell>
        </table:table-row>
        <table:table-row>
          <table:table-cell table:style-name="Tabla8.A2" office:value-type="string">
            <text:p text:style-name="P3">Curso normal:</text:p>
          </table:table-cell>
          <table:table-cell table:style-name="Tabla8.B2" office:value-type="string">
            <text:list xml:id="list37526029" text:style-name="L16">
              <text:list-item>
                <text:p text:style-name="P20">El usuario selecciona la opción "Imprimir lista de productos a pedir" en el terminal táctil.</text:p>
              </text:list-item>
              <text:list-item>
                <text:p text:style-name="P20">El sistema obtiene la lista de productos que están bajo mínimos en stock</text:p>
              </text:list-item>
              <text:list-item>
                <text:p text:style-name="P20">El sistema imprime dicha lista</text:p>
              </text:list-item>
              <text:list-item>
                <text:p text:style-name="P20">El sistema guarda una copia de la lista</text:p>
              </text:list-item>
            </text:list>
          </table:table-cell>
        </table:table-row>
        <table:table-row>
          <table:table-cell table:style-name="Tabla8.A2" office:value-type="string">
            <text:p text:style-name="P3">Cursos alternativos:</text:p>
          </table:table-cell>
          <table:table-cell table:style-name="Tabla8.B2" office:value-type="string">
            <text:list xml:id="list37529547" text:style-name="L17">
              <text:list-header>
                <text:p text:style-name="P42"/>
              </text:list-header>
            </text:list>
          </table:table-cell>
        </table:table-row>
        <table:table-row>
          <table:table-cell table:style-name="Tabla8.A2" office:value-type="string">
            <text:p text:style-name="P3">Observaciones:</text:p>
          </table:table-cell>
          <table:table-cell table:style-name="Tabla8.B2" office:value-type="string">
            <text:p text:style-name="P4"/>
          </table:table-cell>
        </table:table-row>
        <table:table-row>
          <table:table-cell table:style-name="Tabla8.A10" office:value-type="string">
            <text:p text:style-name="P3">Requisitos no funcionales específicos:</text:p>
          </table:table-cell>
          <table:table-cell table:style-name="Tabla8.B10" office:value-type="string">
            <text:p text:style-name="P4">La lista de productos estará dividida en dos partes: por un lado los ingredientes y por otro lado las bebidas</text:p>
          </table:table-cell>
        </table:table-row>
      </table:table>
      <text:p text:style-name="Standard"/>
      <text:h text:style-name="P66" text:outline-level="3">Notificar incidencia con Ingrediente</text:h>
      <text:p text:style-name="P14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3">Nombre del caso:</text:p>
          </table:table-cell>
          <table:table-cell table:style-name="Tabla9.B1" office:value-type="string">
            <text:p text:style-name="Text_20_body">Notificar incidencia con Ingrediente </text:p>
          </table:table-cell>
        </table:table-row>
        <table:table-row>
          <table:table-cell table:style-name="Tabla9.A2" office:value-type="string">
            <text:p text:style-name="P3">Resumen:</text:p>
          </table:table-cell>
          <table:table-cell table:style-name="Tabla9.B2" office:value-type="string">
            <text:p text:style-name="P8">Se notifica que ha ocurrido un problema con algún ingrediente </text:p>
          </table:table-cell>
        </table:table-row>
        <table:table-row>
          <table:table-cell table:style-name="Tabla9.A2" office:value-type="string">
            <text:p text:style-name="P3">Dependencias:</text:p>
          </table:table-cell>
          <table:table-cell table:style-name="Tabla9.B2" office:value-type="string">
            <text:p text:style-name="P4">Incluye el caso de uso “Consultar lista de Ingredientes”</text:p>
          </table:table-cell>
        </table:table-row>
        <table:table-row>
          <table:table-cell table:style-name="Tabla9.A2" office:value-type="string">
            <text:p text:style-name="P3">Actores:</text:p>
          </table:table-cell>
          <table:table-cell table:style-name="Tabla9.B2" office:value-type="string">
            <text:p text:style-name="P4">Cocinero jefe</text:p>
          </table:table-cell>
        </table:table-row>
        <table:table-row>
          <table:table-cell table:style-name="Tabla9.A2" office:value-type="string">
            <text:p text:style-name="P3">Precondiciones:</text:p>
          </table:table-cell>
          <table:table-cell table:style-name="Tabla9.B2" office:value-type="string">
            <text:list xml:id="list37593488" text:continue-list="list37582659" text:style-name="L1">
              <text:list-header>
                <text:p text:style-name="P15"/>
              </text:list-header>
            </text:list>
          </table:table-cell>
        </table:table-row>
        <table:table-row>
          <table:table-cell table:style-name="Tabla9.A2" office:value-type="string">
            <text:p text:style-name="P3">Postcondiciones:</text:p>
          </table:table-cell>
          <table:table-cell table:style-name="Tabla9.B2" office:value-type="string">
            <text:list xml:id="list37539743" text:style-name="L18">
              <text:list-item>
                <text:p text:style-name="P43">Se ha registrado una incidencia con un ingrediente </text:p>
              </text:list-item>
            </text:list>
          </table:table-cell>
        </table:table-row>
        <table:table-row>
          <table:table-cell table:style-name="Tabla9.A2" office:value-type="string">
            <text:p text:style-name="P3">Curso normal:</text:p>
          </table:table-cell>
          <table:table-cell table:style-name="Tabla9.B2" office:value-type="string">
            <text:list xml:id="list37536809" text:style-name="L19">
              <text:list-item>
                <text:p text:style-name="P21">El usuario selecciona la opción "Notificar incidencia con Ingrediente" en el terminal táctil.</text:p>
              </text:list-item>
              <text:list-item>
                <text:p text:style-name="P21">Se inicia el caso de uso “Consultar lista de Ingredientes”</text:p>
              </text:list-item>
              <text:list-item>
                <text:p text:style-name="P21">Mientras el usuario desee notificar incidencias:</text:p>
                <text:list>
                  <text:list-item>
                    <text:p text:style-name="P21">El usuario selecciona el ingrediente sobre el que desea notificar la incidencia </text:p>
                  </text:list-item>
                  <text:list-item>
                    <text:p text:style-name="P21">El usuario introduce la cantidad de producto afectado y especifica el motivo de la incidencia</text:p>
                  </text:list-item>
                  <text:list-item>
                    <text:p text:style-name="P21">El sistema comprueba que los datos introducidos son correctos.</text:p>
                  </text:list-item>
                  <text:list-item>
                    <text:p text:style-name="P21">Los datos introducidos son correctos. El sistema genera un código asociado a la incidencia y registra la incidencia </text:p>
                  </text:list-item>
                  <text:list-item>
                    <text:p text:style-name="P21">El sistema resta del stock la cantidad del ingrediente especificado por el usuario</text:p>
                  </text:list-item>
                  <text:list-item>
                    <text:p text:style-name="P21">Si la cantidad actual en stock del producto afectado se encuentra por debajo de su mínimo</text:p>
                    <text:list>
                      <text:list-item>
                        <text:p text:style-name="P21">El sistema informa de que la cantidad ese producto en stock se encuentra por debajo de su mínimo</text:p>
                      </text:list-item>
                    </text:list>
                  </text:list-item>
                  <text:list-item>
                    <text:p text:style-name="P21">El sistema informa de que la incidencia se ha registrado correctamente</text:p>
                  </text:list-item>
                  <text:list-item>
                    <text:p text:style-name="P21">El sistema pregunta al usuario si desea notificar alguna incidencia más</text:p>
                  </text:list-item>
                </text:list>
              </text:list-item>
              <text:list-item>
                <text:p text:style-name="P21">El usuario finaliza las notificaciones</text:p>
              </text:list-item>
            </text:list>
          </table:table-cell>
        </table:table-row>
        <table:table-row>
          <table:table-cell table:style-name="Tabla9.A2" office:value-type="string">
            <text:p text:style-name="P3">Cursos alternativos:</text:p>
          </table:table-cell>
          <table:table-cell table:style-name="Tabla9.B2" office:value-type="string">
            <text:list xml:id="list37537005" text:style-name="L20">
              <text:list-item>
                <text:list>
                  <text:list-item>
                    <text:p text:style-name="P44">El sistema informa de que los datos introducidos no son correctos. Se vuelve al paso 3.1</text:p>
                  </text:list-item>
                </text:list>
              </text:list-item>
            </text:list>
            <text:p text:style-name="P5"/>
            <text:p text:style-name="P12">*. El usuario cancela la operación</text:p>
          </table:table-cell>
        </table:table-row>
        <table:table-row>
          <table:table-cell table:style-name="Tabla9.A2" office:value-type="string">
            <text:p text:style-name="P3">Observaciones:</text:p>
          </table:table-cell>
          <table:table-cell table:style-name="Tabla9.B2" office:value-type="string">
            <text:p text:style-name="P4"/>
          </table:table-cell>
        </table:table-row>
        <table:table-row>
          <table:table-cell table:style-name="Tabla9.A10" office:value-type="string">
            <text:p text:style-name="P3">Requisitos no funcionales:</text:p>
          </table:table-cell>
          <table:table-cell table:style-name="Tabla9.B10" office:value-type="string">
            <text:p text:style-name="P4"/>
          </table:table-cell>
        </table:table-row>
      </table:table>
      <text:p text:style-name="Standard"/>
      <text:p text:style-name="Standard"/>
      <text:h text:style-name="P66" text:outline-level="3">Notificar incidencia con bebida</text:h>
      <text:p text:style-name="P14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Nombre del caso:</text:p>
          </table:table-cell>
          <table:table-cell table:style-name="Tabla2.B1" office:value-type="string">
            <text:p text:style-name="Text_20_body">Notificar incidencia con Bebida </text:p>
          </table:table-cell>
        </table:table-row>
        <table:table-row>
          <table:table-cell table:style-name="Tabla2.A2" office:value-type="string">
            <text:p text:style-name="P3">Resumen:</text:p>
          </table:table-cell>
          <table:table-cell table:style-name="Tabla2.B2" office:value-type="string">
            <text:p text:style-name="P8">Se notifica que ha ocurrido un problema con alguna bebida</text:p>
          </table:table-cell>
        </table:table-row>
        <table:table-row>
          <table:table-cell table:style-name="Tabla2.A2" office:value-type="string">
            <text:p text:style-name="P3">Dependencias:</text:p>
          </table:table-cell>
          <table:table-cell table:style-name="Tabla2.B2" office:value-type="string">
            <text:p text:style-name="P4">Incluye el caso de uso “Consultar lista de Bebidas”</text:p>
          </table:table-cell>
        </table:table-row>
        <table:table-row>
          <table:table-cell table:style-name="Tabla2.A2" office:value-type="string">
            <text:p text:style-name="P3">Actores:</text:p>
          </table:table-cell>
          <table:table-cell table:style-name="Tabla2.B2" office:value-type="string">
            <text:p text:style-name="P4">Cocinero jefe, Metre</text:p>
          </table:table-cell>
        </table:table-row>
        <table:table-row>
          <table:table-cell table:style-name="Tabla2.A2" office:value-type="string">
            <text:p text:style-name="P3">Precondiciones:</text:p>
          </table:table-cell>
          <table:table-cell table:style-name="Tabla2.B2" office:value-type="string">
            <text:list xml:id="list37562725" text:continue-list="list37593488" text:style-name="L1">
              <text:list-header>
                <text:p text:style-name="P15"/>
              </text:list-header>
            </text:list>
          </table:table-cell>
        </table:table-row>
        <table:table-row>
          <table:table-cell table:style-name="Tabla2.A2" office:value-type="string">
            <text:p text:style-name="P3">Postcondiciones:</text:p>
          </table:table-cell>
          <table:table-cell table:style-name="Tabla2.B2" office:value-type="string">
            <text:list xml:id="list37552186" text:style-name="L21">
              <text:list-item>
                <text:p text:style-name="P45">Se ha registrado una incidencia con una bebida</text:p>
              </text:list-item>
            </text:list>
          </table:table-cell>
        </table:table-row>
        <table:table-row>
          <table:table-cell table:style-name="Tabla2.A2" office:value-type="string">
            <text:p text:style-name="P3">Curso normal:</text:p>
          </table:table-cell>
          <table:table-cell table:style-name="Tabla2.B2" office:value-type="string">
            <text:list xml:id="list37538693" text:style-name="L22">
              <text:list-item>
                <text:p text:style-name="P22">El usuario selecciona la opción "Notificar incidencia con Bebida" en el terminal táctil.</text:p>
              </text:list-item>
              <text:list-item>
                <text:p text:style-name="P22">Se inicia el caso de uso “Consultar lista de Bebidas”</text:p>
              </text:list-item>
              <text:list-item>
                <text:p text:style-name="P22">Mientras el usuario desee notificar incidencias:</text:p>
                <text:list>
                  <text:list-item>
                    <text:p text:style-name="P22">El usuario selecciona la bebida sobre la que desea notificar la incidencia </text:p>
                  </text:list-item>
                  <text:list-item>
                    <text:p text:style-name="P22">El usuario introduce la cantidad de producto afectado y especifica el motivo de la incidencia</text:p>
                  </text:list-item>
                  <text:list-item>
                    <text:p text:style-name="P22">El sistema comprueba que los datos introducidos son correctos.</text:p>
                  </text:list-item>
                  <text:list-item>
                    <text:p text:style-name="P22">Los datos introducidos son correctos. El sistema genera un código asociado a la incidencia y registra la incidencia </text:p>
                  </text:list-item>
                  <text:list-item>
                    <text:p text:style-name="P22">El sistema resta del stock la cantidad del ingrediente especificado por el usuario</text:p>
                  </text:list-item>
                  <text:list-item>
                    <text:p text:style-name="P22">Si la cantidad actual en stock del producto afectado se encuentra por debajo de su mínimo</text:p>
                    <text:list>
                      <text:list-item>
                        <text:p text:style-name="P22">El sistema informa de que la cantidad ese producto en stock se encuentra por debajo de su mínimo</text:p>
                      </text:list-item>
                    </text:list>
                  </text:list-item>
                  <text:list-item>
                    <text:p text:style-name="P22">El sistema informa de que la incidencia se ha registrado correctamente</text:p>
                  </text:list-item>
                  <text:list-item>
                    <text:p text:style-name="P22">El sistema pregunta al usuario si desea notificar alguna incidencia más</text:p>
                  </text:list-item>
                </text:list>
              </text:list-item>
              <text:list-item>
                <text:p text:style-name="P22">El usuario finaliza las notificaciones</text:p>
              </text:list-item>
            </text:list>
          </table:table-cell>
        </table:table-row>
        <table:table-row>
          <table:table-cell table:style-name="Tabla2.A2" office:value-type="string">
            <text:p text:style-name="P3">Cursos alternativos:</text:p>
          </table:table-cell>
          <table:table-cell table:style-name="Tabla2.B2" office:value-type="string">
            <text:list xml:id="list37523520" text:style-name="L23">
              <text:list-item>
                <text:list>
                  <text:list-item>
                    <text:p text:style-name="P46">El sistema informa de que los datos introducidos no son correctos. Se vuelve al paso 3.1</text:p>
                  </text:list-item>
                </text:list>
              </text:list-item>
            </text:list>
            <text:p text:style-name="P5"/>
            <text:p text:style-name="P12">*. El usuario cancela la operación</text:p>
          </table:table-cell>
        </table:table-row>
        <table:table-row>
          <table:table-cell table:style-name="Tabla2.A2" office:value-type="string">
            <text:p text:style-name="P3">Observaciones:</text:p>
          </table:table-cell>
          <table:table-cell table:style-name="Tabla2.B2" office:value-type="string">
            <text:p text:style-name="P4">El cocinero podrá notificar incidencias de bebidas puesto que puede utilizarlas como ingredientes</text:p>
          </table:table-cell>
        </table:table-row>
        <table:table-row>
          <table:table-cell table:style-name="Tabla2.A10" office:value-type="string">
            <text:p text:style-name="P3">Requisitos no funcionales:</text:p>
          </table:table-cell>
          <table:table-cell table:style-name="Tabla2.B10" office:value-type="string">
            <text:p text:style-name="P4"/>
          </table:table-cell>
        </table:table-row>
      </table:table>
      <text:p text:style-name="Standard"/>
      <text:h text:style-name="P66" text:outline-level="3">Notificar recepción de pedido del proveedor</text:h>
      <text:p text:style-name="P14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3">Nombre del caso:</text:p>
          </table:table-cell>
          <table:table-cell table:style-name="Tabla10.B1" office:value-type="string">
            <text:p text:style-name="Text_20_body">Notificar recepción de pedido del proveedor</text:p>
          </table:table-cell>
        </table:table-row>
        <table:table-row>
          <table:table-cell table:style-name="Tabla10.A2" office:value-type="string">
            <text:p text:style-name="P3">Resumen:</text:p>
          </table:table-cell>
          <table:table-cell table:style-name="Tabla10.B2" office:value-type="string">
            <text:p text:style-name="P8">Se notifica la llegada del pedido y se actualizan las cantidades de los productos en stock que han sido pedidos</text:p>
          </table:table-cell>
        </table:table-row>
        <table:table-row>
          <table:table-cell table:style-name="Tabla10.A2" office:value-type="string">
            <text:p text:style-name="P3">Dependencias:</text:p>
          </table:table-cell>
          <table:table-cell table:style-name="Tabla10.B2" office:value-type="string">
            <text:p text:style-name="P4"/>
          </table:table-cell>
        </table:table-row>
        <table:table-row>
          <table:table-cell table:style-name="Tabla10.A2" office:value-type="string">
            <text:p text:style-name="P3">Actores:</text:p>
          </table:table-cell>
          <table:table-cell table:style-name="Tabla10.B2" office:value-type="string">
            <text:p text:style-name="P4">Cocinero jefe</text:p>
          </table:table-cell>
        </table:table-row>
        <table:table-row>
          <table:table-cell table:style-name="Tabla10.A2" office:value-type="string">
            <text:p text:style-name="P3">Precondiciones:</text:p>
          </table:table-cell>
          <table:table-cell table:style-name="Tabla10.B2" office:value-type="string">
            <text:list xml:id="list37573432" text:continue-list="list37562725" text:style-name="L1">
              <text:list-header>
                <text:p text:style-name="P15"/>
              </text:list-header>
            </text:list>
          </table:table-cell>
        </table:table-row>
        <table:table-row>
          <table:table-cell table:style-name="Tabla10.A2" office:value-type="string">
            <text:p text:style-name="P3">Postcondiciones:</text:p>
          </table:table-cell>
          <table:table-cell table:style-name="Tabla10.B2" office:value-type="string">
            <text:list xml:id="list37532590" text:style-name="L24">
              <text:list-item>
                <text:p text:style-name="P47">Se ha modificado la cantidad actual en stock de uno o más productos</text:p>
              </text:list-item>
            </text:list>
          </table:table-cell>
        </table:table-row>
        <table:table-row>
          <table:table-cell table:style-name="Tabla10.A2" office:value-type="string">
            <text:p text:style-name="P3">Curso normal:</text:p>
          </table:table-cell>
          <table:table-cell table:style-name="Tabla10.B2" office:value-type="string">
            <text:list xml:id="list37553207" text:style-name="L25">
              <text:list-item>
                <text:p text:style-name="P23">El usuario selecciona la opción "Notificar recepción de pedido del proveedor" en el terminal táctil.</text:p>
              </text:list-item>
              <text:list-item>
                <text:p text:style-name="P23">El sistema obtiene los datos del pedido</text:p>
              </text:list-item>
              <text:list-item>
                <text:p text:style-name="P23">El sistema actualiza las cantidades de los productos especificados en el pedido</text:p>
              </text:list-item>
            </text:list>
          </table:table-cell>
        </table:table-row>
        <table:table-row>
          <table:table-cell table:style-name="Tabla10.A2" office:value-type="string">
            <text:p text:style-name="P3">Cursos alternativos:</text:p>
          </table:table-cell>
          <table:table-cell table:style-name="Tabla10.B2" office:value-type="string">
            <text:list xml:id="list37548831" text:style-name="L26">
              <text:list-header>
                <text:p text:style-name="P48"/>
              </text:list-header>
            </text:list>
          </table:table-cell>
        </table:table-row>
        <table:table-row>
          <table:table-cell table:style-name="Tabla10.A2" office:value-type="string">
            <text:p text:style-name="P3">Observaciones:</text:p>
          </table:table-cell>
          <table:table-cell table:style-name="Tabla10.B2" office:value-type="string">
            <text:p text:style-name="P4">El sistema utiliza la copia que posee del pedido para actualizar las cantidades de los productos correspondientes</text:p>
          </table:table-cell>
        </table:table-row>
        <table:table-row>
          <table:table-cell table:style-name="Tabla10.A10" office:value-type="string">
            <text:p text:style-name="P3">Requisitos no funcionales:</text:p>
          </table:table-cell>
          <table:table-cell table:style-name="Tabla10.B10" office:value-type="string">
            <text:p text:style-name="P4"/>
          </table:table-cell>
        </table:table-row>
      </table:table>
      <text:h text:style-name="P65" text:outline-level="3"/>
      <text:h text:style-name="P66" text:outline-level="3">Añadir ingrediente</text:h>
      <text:p text:style-name="P1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Nombre del caso:</text:p>
          </table:table-cell>
          <table:table-cell table:style-name="Tabla3.B1" office:value-type="string">
            <text:p text:style-name="Table_20_Contents">Añadir ingrediente</text:p>
          </table:table-cell>
        </table:table-row>
        <table:table-row>
          <table:table-cell table:style-name="Tabla3.A2" office:value-type="string">
            <text:p text:style-name="P1">Resumen:</text:p>
          </table:table-cell>
          <table:table-cell table:style-name="Tabla3.B2" office:value-type="string">
            <text:p text:style-name="P8">Se añaden uno o más ingredientes</text:p>
          </table:table-cell>
        </table:table-row>
        <table:table-row>
          <table:table-cell table:style-name="Tabla3.A2" office:value-type="string">
            <text:p text:style-name="P1">Dependencias:</text:p>
          </table:table-cell>
          <table:table-cell table:style-name="Tabla3.B2" office:value-type="string">
            <text:p text:style-name="P4"/>
          </table:table-cell>
        </table:table-row>
        <table:table-row>
          <table:table-cell table:style-name="Tabla3.A2" office:value-type="string">
            <text:p text:style-name="P1">Actores:</text:p>
          </table:table-cell>
          <table:table-cell table:style-name="Tabla3.B2" office:value-type="string">
            <text:p text:style-name="P4">Cocinero jefe</text:p>
          </table:table-cell>
        </table:table-row>
        <table:table-row>
          <table:table-cell table:style-name="Tabla3.A2" office:value-type="string">
            <text:p text:style-name="P1">Precondiciones:</text:p>
          </table:table-cell>
          <table:table-cell table:style-name="Tabla3.B2" office:value-type="string">
            <text:p text:style-name="P4"/>
          </table:table-cell>
        </table:table-row>
        <table:table-row>
          <table:table-cell table:style-name="Tabla3.A2" office:value-type="string">
            <text:p text:style-name="P1">Postcondiciones:</text:p>
          </table:table-cell>
          <table:table-cell table:style-name="Tabla3.B2" office:value-type="string">
            <text:list xml:id="list37523984" text:style-name="L27">
              <text:list-item>
                <text:p text:style-name="P59">Se ha registrado un nuevo producto en el sistema</text:p>
              </text:list-item>
            </text:list>
          </table:table-cell>
        </table:table-row>
        <table:table-row>
          <table:table-cell table:style-name="Tabla3.A2" office:value-type="string">
            <text:p text:style-name="P1">Curso normal:</text:p>
          </table:table-cell>
          <table:table-cell table:style-name="Tabla3.B2" office:value-type="string">
            <text:list xml:id="list37522092" text:style-name="L28">
              <text:list-item>
                <text:p text:style-name="P49">El usuario selecciona la opción "Añadir ingrediente" en el terminal táctil.</text:p>
              </text:list-item>
              <text:list-item>
                <text:p text:style-name="P49">Mientras que el usuario quiera añadir ingredientes:</text:p>
                <text:list>
                  <text:list-item>
                    <text:p text:style-name="P24">El usuario introduce los datos correspondientes al nuevo ingrediente:</text:p>
                    <text:list>
                      <text:list-item>
                        <text:p text:style-name="P49">Introduce el nombre</text:p>
                      </text:list-item>
                      <text:list-item>
                        <text:p text:style-name="P24">Introduce el límite mínimo en stock.</text:p>
                      </text:list-item>
                      <text:list-item>
                        <text:p text:style-name="P24">Introduce el máximo en stock.</text:p>
                      </text:list-item>
                      <text:list-item>
                        <text:p text:style-name="P24">Introduce la cantidad actual en stock</text:p>
                      </text:list-item>
                      <text:list-item>
                        <text:p text:style-name="P24">Introduce una foto.</text:p>
                      </text:list-item>
                    </text:list>
                  </text:list-item>
                  <text:list-item>
                    <text:p text:style-name="P24">El usuario confirma los datos.</text:p>
                  </text:list-item>
                  <text:list-item>
                    <text:p text:style-name="P24">El sistema comprueba si los datos introducidos son correctos</text:p>
                  </text:list-item>
                  <text:list-item>
                    <text:p text:style-name="P24">Los datos introducidos son correctos. El sistema genera un código de producto, registra todos los datos y confirma que ha sido añadido satisfactoriamente.</text:p>
                  </text:list-item>
                  <text:list-item>
                    <text:p text:style-name="P24">El sistema pregunta al usuario si desea seguir añadiendo productos</text:p>
                  </text:list-item>
                </text:list>
              </text:list-item>
              <text:list-item>
                <text:p text:style-name="P24">El usuario finaliza la operación</text:p>
              </text:list-item>
            </text:list>
          </table:table-cell>
        </table:table-row>
        <table:table-row>
          <table:table-cell table:style-name="Tabla3.A2" office:value-type="string">
            <text:p text:style-name="P1">Cursos alternativos:</text:p>
          </table:table-cell>
          <table:table-cell table:style-name="Tabla3.B2" office:value-type="string">
            <text:p text:style-name="P5"/>
            <text:p text:style-name="P5"/>
            <text:list xml:id="list37525313" text:style-name="L29">
              <text:list-item>
                <text:list>
                  <text:list-header>
                    <text:p text:style-name="P60">2.4b El sistema informa de que los datos introducidos no son correctos. Se vuelve al paso 3.1</text:p>
                  </text:list-header>
                </text:list>
                <text:p text:style-name="P50"/>
                <text:p text:style-name="P61">*. El usuario cancela la operación.</text:p>
              </text:list-item>
            </text:list>
          </table:table-cell>
        </table:table-row>
        <table:table-row>
          <table:table-cell table:style-name="Tabla3.A2" office:value-type="string">
            <text:p text:style-name="P1">Observaciones:</text:p>
          </table:table-cell>
          <table:table-cell table:style-name="Tabla3.B2" office:value-type="string">
            <text:p text:style-name="P4"/>
          </table:table-cell>
        </table:table-row>
        <table:table-row>
          <table:table-cell table:style-name="Tabla3.A10" office:value-type="string">
            <text:p text:style-name="P1">Requisitos no funcionales específicos:</text:p>
          </table:table-cell>
          <table:table-cell table:style-name="Tabla3.B10" office:value-type="string">
            <text:p text:style-name="P4"><text:s/>- Tanto los límites como la cantidad actual se deberán dar en gramos.</text:p>
            <text:p text:style-name="P4"><text:s/>- La foto deberá estar en formato .jpeg y no sobrepasar los 200 kb </text:p>
            <text:p text:style-name="P4"/>
          </table:table-cell>
        </table:table-row>
      </table:table>
      <text:p text:style-name="Standard"/>
      <text:h text:style-name="P64" text:outline-level="3">Eliminar ingrediente</text:h>
      <text:p text:style-name="P14"/>
      <table:table table:name="Tabla11" table:style-name="Tabla11">
        <table:table-column table:style-name="Tabla11.A"/>
        <table:table-column table:style-name="Tabla11.B"/>
        <text:soft-page-break/>
        <table:table-row>
          <table:table-cell table:style-name="Tabla11.A1" office:value-type="string">
            <text:p text:style-name="P1">Nombre del caso:</text:p>
          </table:table-cell>
          <table:table-cell table:style-name="Tabla11.B1" office:value-type="string">
            <text:p text:style-name="Text_20_body">Eliminar ingrediente</text:p>
          </table:table-cell>
        </table:table-row>
        <table:table-row>
          <table:table-cell table:style-name="Tabla11.A2" office:value-type="string">
            <text:p text:style-name="P1">Resumen:</text:p>
          </table:table-cell>
          <table:table-cell table:style-name="Tabla11.B2" office:value-type="string">
            <text:p text:style-name="P8">Se eliminarán uno o más ingredientes.</text:p>
          </table:table-cell>
        </table:table-row>
        <table:table-row>
          <table:table-cell table:style-name="Tabla11.A2" office:value-type="string">
            <text:p text:style-name="P1">Dependencias:</text:p>
          </table:table-cell>
          <table:table-cell table:style-name="Tabla11.B2" office:value-type="string">
            <text:p text:style-name="P4">Incluye al caso de uso “Consultar lista de ingredientes”</text:p>
          </table:table-cell>
        </table:table-row>
        <table:table-row>
          <table:table-cell table:style-name="Tabla11.A2" office:value-type="string">
            <text:p text:style-name="P1">Actores:</text:p>
          </table:table-cell>
          <table:table-cell table:style-name="Tabla11.B2" office:value-type="string">
            <text:p text:style-name="P4">Cocinero jefe</text:p>
          </table:table-cell>
        </table:table-row>
        <table:table-row>
          <table:table-cell table:style-name="Tabla11.A2" office:value-type="string">
            <text:p text:style-name="P1">Precondiciones:</text:p>
          </table:table-cell>
          <table:table-cell table:style-name="Tabla11.B2" office:value-type="string">
            <text:list xml:id="list37546564" text:style-name="L30">
              <text:list-header>
                <text:p text:style-name="P25"/>
              </text:list-header>
            </text:list>
          </table:table-cell>
        </table:table-row>
        <table:table-row>
          <table:table-cell table:style-name="Tabla11.A2" office:value-type="string">
            <text:p text:style-name="P1">Postcondiciones:</text:p>
          </table:table-cell>
          <table:table-cell table:style-name="Tabla11.B2" office:value-type="string">
            <text:list xml:id="list37532468" text:style-name="L31">
              <text:list-item>
                <text:p text:style-name="P51">Se han eliminado uno o más productos del sistema.</text:p>
              </text:list-item>
            </text:list>
          </table:table-cell>
        </table:table-row>
        <table:table-row>
          <table:table-cell table:style-name="Tabla11.A2" office:value-type="string">
            <text:p text:style-name="P1">Curso normal:</text:p>
          </table:table-cell>
          <table:table-cell table:style-name="Tabla11.B2" office:value-type="string">
            <text:list xml:id="list37539306" text:style-name="L32">
              <text:list-item>
                <text:p text:style-name="P26">El usuario selecciona la opción "Eliminar producto" en el terminal táctil.</text:p>
              </text:list-item>
              <text:list-item>
                <text:p text:style-name="P26">Se inicia el caso de uso “Consultar lista de ingredientes”</text:p>
              </text:list-item>
              <text:list-item>
                <text:p text:style-name="P26">Mientras que el usuario quiera eliminar ingredientes:</text:p>
                <text:list>
                  <text:list-item>
                    <text:p text:style-name="P26">El usuario selecciona el ingrediente que quiere eliminar.</text:p>
                  </text:list-item>
                  <text:list-item>
                    <text:p text:style-name="P26">El sistema solicita la confirmación de la operación.</text:p>
                  </text:list-item>
                  <text:list-item>
                    <text:p text:style-name="P26">El usuario confirma la operación.</text:p>
                  </text:list-item>
                  <text:list-item>
                    <text:p text:style-name="P26">El sistema elimina el ingrediente e informa de ello al usuario.</text:p>
                  </text:list-item>
                  <text:list-item>
                    <text:p text:style-name="P26">El sistema pregunta al usuario si desea eliminar otro elemento</text:p>
                  </text:list-item>
                  <text:list-item>
                    <text:p text:style-name="P26">Si el usuario quiere eliminar otro elemento</text:p>
                    <text:list>
                      <text:list-item>
                        <text:p text:style-name="P26">Se inicia el caso de uso “Consultar lista de Productos”</text:p>
                      </text:list-item>
                    </text:list>
                  </text:list-item>
                </text:list>
              </text:list-item>
              <text:list-item>
                <text:p text:style-name="P26">El usuario finaliza la operación</text:p>
              </text:list-item>
            </text:list>
          </table:table-cell>
        </table:table-row>
        <table:table-row>
          <table:table-cell table:style-name="Tabla11.A2" office:value-type="string">
            <text:p text:style-name="P1">Cursos alternativos:</text:p>
          </table:table-cell>
          <table:table-cell table:style-name="Tabla11.B2" office:value-type="string">
            <text:list xml:id="list37530339" text:style-name="L33">
              <text:list-item>
                <text:list>
                  <text:list-header>
                    <text:p text:style-name="P52">3.3b El usuario no confirma la operación. Se vuelve al paso 2.</text:p>
                  </text:list-header>
                </text:list>
                <text:p text:style-name="P52"/>
                <text:p text:style-name="P52">*. El usuario cancela la operación.</text:p>
              </text:list-item>
            </text:list>
            <text:p text:style-name="P5"/>
          </table:table-cell>
        </table:table-row>
        <table:table-row>
          <table:table-cell table:style-name="Tabla11.A2" office:value-type="string">
            <text:p text:style-name="P3">Observaciones:</text:p>
          </table:table-cell>
          <table:table-cell table:style-name="Tabla11.B2" office:value-type="string">
            <text:p text:style-name="P4"/>
          </table:table-cell>
        </table:table-row>
        <table:table-row>
          <table:table-cell table:style-name="Tabla11.A10" office:value-type="string">
            <text:p text:style-name="P3">Requisitos no funcionales:</text:p>
          </table:table-cell>
          <table:table-cell table:style-name="Tabla11.B10" office:value-type="string">
            <text:p text:style-name="P4"/>
          </table:table-cell>
        </table:table-row>
      </table:table>
      <text:h text:style-name="P64" text:outline-level="3"/>
      <text:h text:style-name="P66" text:outline-level="3">Modificar ingrediente</text:h>
      <text:p text:style-name="P14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1">Nombre del caso:</text:p>
          </table:table-cell>
          <table:table-cell table:style-name="Tabla12.B1" office:value-type="string">
            <text:p text:style-name="Text_20_body">Modificar ingrediente</text:p>
          </table:table-cell>
        </table:table-row>
        <table:table-row>
          <table:table-cell table:style-name="Tabla12.A2" office:value-type="string">
            <text:p text:style-name="P1">Resumen:</text:p>
          </table:table-cell>
          <table:table-cell table:style-name="Tabla12.B2" office:value-type="string">
            <text:p text:style-name="P8">Se modificarán los parámetros deseados de uno o más ingredientes</text:p>
          </table:table-cell>
        </table:table-row>
        <table:table-row>
          <table:table-cell table:style-name="Tabla12.A2" office:value-type="string">
            <text:p text:style-name="P1">Dependencias:</text:p>
          </table:table-cell>
          <table:table-cell table:style-name="Tabla12.B2" office:value-type="string">
            <text:p text:style-name="P4">Incluye al caso de uso “Consultar lista de ingredientes”</text:p>
          </table:table-cell>
        </table:table-row>
        <table:table-row>
          <table:table-cell table:style-name="Tabla12.A2" office:value-type="string">
            <text:p text:style-name="P1">Actores:</text:p>
          </table:table-cell>
          <table:table-cell table:style-name="Tabla12.B2" office:value-type="string">
            <text:p text:style-name="P4">Cocinero jefe</text:p>
          </table:table-cell>
        </table:table-row>
        <table:table-row>
          <table:table-cell table:style-name="Tabla12.A2" office:value-type="string">
            <text:p text:style-name="P1">Precondiciones:</text:p>
          </table:table-cell>
          <table:table-cell table:style-name="Tabla12.B2" office:value-type="string">
            <text:list xml:id="list37573012" text:continue-list="list37546564" text:style-name="L30">
              <text:list-header>
                <text:p text:style-name="P25"/>
              </text:list-header>
            </text:list>
          </table:table-cell>
        </table:table-row>
        <table:table-row>
          <table:table-cell table:style-name="Tabla12.A2" office:value-type="string">
            <text:p text:style-name="P1">Postcondiciones:</text:p>
          </table:table-cell>
          <table:table-cell table:style-name="Tabla12.B2" office:value-type="string">
            <text:list xml:id="list37528484" text:style-name="L34">
              <text:list-item>
                <text:p text:style-name="P53">Se ha registrado uno o más cambios en los detalles de un ingrediente.</text:p>
              </text:list-item>
            </text:list>
          </table:table-cell>
        </table:table-row>
        <table:table-row>
          <table:table-cell table:style-name="Tabla12.A2" office:value-type="string">
            <text:p text:style-name="P1">Curso normal:</text:p>
          </table:table-cell>
          <table:table-cell table:style-name="Tabla12.B2" office:value-type="string">
            <text:list xml:id="list37553570" text:style-name="L35">
              <text:list-item>
                <text:p text:style-name="P27">El usuario selecciona la opción "Modificar ingrediente" en el terminal táctil.</text:p>
              </text:list-item>
              <text:list-item>
                <text:p text:style-name="P27">Se inicia el caso de uso “Consultar lista de ingredientes”</text:p>
              </text:list-item>
              <text:list-item>
                <text:p text:style-name="P27">Mientras el usuario quiera modificar ingredientes:</text:p>
                <text:list>
                  <text:list-item>
                    <text:p text:style-name="P27">El usuario selecciona el ingrediente que quiere modificar.</text:p>
                  </text:list-item>
                  <text:list-item>
                    <text:p text:style-name="P27">El sistema muestra los datos asociados a ese ingrediente.</text:p>
                  </text:list-item>
                  <text:list-item>
                    <text:p text:style-name="P27">Mientras el usuario quiera modificar parámetros:</text:p>
                    <text:list>
                      <text:list-item>
                        <text:p text:style-name="P27">El usuario modifica el parámetro deseado.</text:p>
                      </text:list-item>
                    </text:list>
                  </text:list-item>
                  <text:list-item>
                    <text:p text:style-name="P27">El sistema solicita al usuario que confirme los cambios</text:p>
                  </text:list-item>
                  <text:list-item>
                    <text:p text:style-name="P27">El usuario confirma los cambios.</text:p>
                  </text:list-item>
                  <text:list-item>
                    <text:p text:style-name="P27">El sistema comprueba si los datos introducidos son correctos</text:p>
                  </text:list-item>
                  <text:list-item>
                    <text:p text:style-name="P27">Los datos introducidos son correctos. El sistema registra los cambios e informa que se han realizado <text:s/>satisfactoriamente.</text:p>
                  </text:list-item>
                  <text:list-item>
                    <text:p text:style-name="P27">El sistema pregunta al usuario si desea modificar otro ingrediente</text:p>
                  </text:list-item>
                  <text:list-item>
                    <text:p text:style-name="P27">Si el usuario solicita modificar otro ingrediente</text:p>
                    <text:list>
                      <text:list-item>
                        <text:p text:style-name="P27">Se inicia el caso de uso “Consultar lista de ingrediente”</text:p>
                      </text:list-item>
                    </text:list>
                  </text:list-item>
                </text:list>
              </text:list-item>
              <text:list-item>
                <text:p text:style-name="P27">El usuario finaliza la operación</text:p>
              </text:list-item>
            </text:list>
          </table:table-cell>
        </table:table-row>
        <table:table-row>
          <table:table-cell table:style-name="Tabla12.A2" office:value-type="string">
            <text:p text:style-name="P1">Cursos alternativos:</text:p>
          </table:table-cell>
          <table:table-cell table:style-name="Tabla12.B2" office:value-type="string">
            <text:list xml:id="list37577754" text:continue-list="list37530339" text:style-name="L33">
              <text:list-item>
                <text:list>
                  <text:list-header>
                    <text:p text:style-name="P52">3.5b <text:s/>El usuario no confirma los cambios. Se vuelve al paso 2</text:p>
                  </text:list-header>
                </text:list>
              </text:list-item>
            </text:list>
            <text:p text:style-name="P5"/>
            <text:list xml:id="list37568785" text:continue-numbering="true" text:style-name="L33">
              <text:list-item>
                <text:list>
                  <text:list-header>
                    <text:p text:style-name="P52">3.6b <text:s/>El sistema informa de que los datos introducidos son incorrectos. Se vuelve al paso 2.</text:p>
                  </text:list-header>
                </text:list>
              </text:list-item>
            </text:list>
            <text:p text:style-name="P5"/>
            <text:list xml:id="list37582086" text:continue-numbering="true" text:style-name="L33">
              <text:list-header>
                <text:p text:style-name="P63">*. El usuario cancela la operación.</text:p>
              </text:list-header>
            </text:list>
          </table:table-cell>
        </table:table-row>
        <table:table-row>
          <table:table-cell table:style-name="Tabla12.A2" office:value-type="string">
            <text:p text:style-name="P1">Observaciones:</text:p>
          </table:table-cell>
          <table:table-cell table:style-name="Tabla12.B2" office:value-type="string">
            <text:p text:style-name="P4"/>
          </table:table-cell>
        </table:table-row>
        <table:table-row>
          <table:table-cell table:style-name="Tabla12.A10" office:value-type="string">
            <text:p text:style-name="P1">Requisitos no funcionales específicos:</text:p>
          </table:table-cell>
          <table:table-cell table:style-name="Tabla12.B10" office:value-type="string">
            <text:p text:style-name="Table_20_Contents"/>
          </table:table-cell>
        </table:table-row>
      </table:table>
      <text:p text:style-name="Standard"/>
      <text:p text:style-name="Standard"/>
      <text:h text:style-name="P64" text:outline-level="3"><text:soft-page-break/>Añadir bebida</text:h>
      <text:p text:style-name="Standard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">Nombre del caso:</text:p>
          </table:table-cell>
          <table:table-cell table:style-name="Tabla13.B1" office:value-type="string">
            <text:p text:style-name="Text_20_body">Añadir bebida</text:p>
          </table:table-cell>
        </table:table-row>
        <table:table-row>
          <table:table-cell table:style-name="Tabla13.A2" office:value-type="string">
            <text:p text:style-name="P1">Resumen:</text:p>
          </table:table-cell>
          <table:table-cell table:style-name="Tabla13.B2" office:value-type="string">
            <text:p text:style-name="P8">Se añaden una o más bebidas</text:p>
          </table:table-cell>
        </table:table-row>
        <table:table-row>
          <table:table-cell table:style-name="Tabla13.A2" office:value-type="string">
            <text:p text:style-name="P1">Dependencias:</text:p>
          </table:table-cell>
          <table:table-cell table:style-name="Tabla13.B2" office:value-type="string">
            <text:p text:style-name="P4"/>
          </table:table-cell>
        </table:table-row>
        <table:table-row>
          <table:table-cell table:style-name="Tabla13.A2" office:value-type="string">
            <text:p text:style-name="P1">Actores:</text:p>
          </table:table-cell>
          <table:table-cell table:style-name="Tabla13.B2" office:value-type="string">
            <text:p text:style-name="P4">Metre</text:p>
          </table:table-cell>
        </table:table-row>
        <table:table-row>
          <table:table-cell table:style-name="Tabla13.A2" office:value-type="string">
            <text:p text:style-name="P1">Precondiciones:</text:p>
          </table:table-cell>
          <table:table-cell table:style-name="Tabla13.B2" office:value-type="string">
            <text:p text:style-name="P4"/>
          </table:table-cell>
        </table:table-row>
        <table:table-row>
          <table:table-cell table:style-name="Tabla13.A2" office:value-type="string">
            <text:p text:style-name="P1">Postcondiciones:</text:p>
          </table:table-cell>
          <table:table-cell table:style-name="Tabla13.B2" office:value-type="string">
            <text:list xml:id="list37592907" text:continue-list="list37523984" text:style-name="L27">
              <text:list-item>
                <text:p text:style-name="P59">Se ha registrado una nueva bebida en el sistema</text:p>
              </text:list-item>
            </text:list>
          </table:table-cell>
        </table:table-row>
        <table:table-row>
          <table:table-cell table:style-name="Tabla13.A2" office:value-type="string">
            <text:p text:style-name="P1">Curso normal:</text:p>
          </table:table-cell>
          <table:table-cell table:style-name="Tabla13.B2" office:value-type="string">
            <text:list xml:id="list37538135" text:style-name="L36">
              <text:list-item>
                <text:p text:style-name="P54">El usuario selecciona la opción "Añadir bebida" en el terminal táctil.</text:p>
              </text:list-item>
              <text:list-item>
                <text:p text:style-name="P54">Mientras que el usuario quiera añadir bebidas:</text:p>
                <text:list>
                  <text:list-item>
                    <text:p text:style-name="P28">El usuario introduce los datos correspondientes a la bebida:</text:p>
                    <text:list>
                      <text:list-item>
                        <text:p text:style-name="P54">Introduce el nombre</text:p>
                      </text:list-item>
                      <text:list-item>
                        <text:p text:style-name="P28">Introduce el límite mínimo en stock.</text:p>
                      </text:list-item>
                      <text:list-item>
                        <text:p text:style-name="P28">Introduce el máximo en stock.</text:p>
                      </text:list-item>
                      <text:list-item>
                        <text:p text:style-name="P28">Introduce la cantidad actual en stock</text:p>
                      </text:list-item>
                      <text:list-item>
                        <text:p text:style-name="P28">Introduce una foto.</text:p>
                      </text:list-item>
                      <text:list-item>
                        <text:p text:style-name="P54">El usuario deberá introducir la cantidad por envase.</text:p>
                      </text:list-item>
                    </text:list>
                  </text:list-item>
                  <text:list-item>
                    <text:p text:style-name="P28">El usuario confirma los datos.</text:p>
                  </text:list-item>
                  <text:list-item>
                    <text:p text:style-name="P28">El sistema comprueba si los datos introducidos son correctos</text:p>
                  </text:list-item>
                  <text:list-item>
                    <text:p text:style-name="P28">Los datos introducidos son correctos. El sistema genera un código de producto y registra todos los datos.</text:p>
                  </text:list-item>
                  <text:list-item>
                    <text:p text:style-name="P28">El sistema confirma que se ha añadido la bebida satisfactoriamente.</text:p>
                  </text:list-item>
                  <text:list-item>
                    <text:p text:style-name="P28">El sistema pregunta al usuario si desea seguir añadiendo bebidas.</text:p>
                  </text:list-item>
                </text:list>
              </text:list-item>
              <text:list-item>
                <text:p text:style-name="P28">El usuario finaliza la operación</text:p>
              </text:list-item>
            </text:list>
          </table:table-cell>
        </table:table-row>
        <table:table-row>
          <table:table-cell table:style-name="Tabla13.A2" office:value-type="string">
            <text:p text:style-name="P1">Cursos alternativos:</text:p>
          </table:table-cell>
          <table:table-cell table:style-name="Tabla13.B2" office:value-type="string">
            <text:list xml:id="list37524963" text:style-name="L37">
              <text:list-item>
                <text:list>
                  <text:list-header>
                    <text:p text:style-name="P55"/>
                    <text:p text:style-name="P55">2.4b El sistema informa de que los datos introducidos no son correctos. Se vuelve al paso 3.1</text:p>
                  </text:list-header>
                </text:list>
                <text:p text:style-name="P55"/>
                <text:p text:style-name="P62">*. El usuario cancela la operación.</text:p>
              </text:list-item>
            </text:list>
          </table:table-cell>
        </table:table-row>
        <table:table-row>
          <table:table-cell table:style-name="Tabla13.A2" office:value-type="string">
            <text:p text:style-name="P1">Observaciones:</text:p>
          </table:table-cell>
          <table:table-cell table:style-name="Tabla13.B2" office:value-type="string">
            <text:p text:style-name="P4"/>
          </table:table-cell>
        </table:table-row>
        <table:table-row>
          <table:table-cell table:style-name="Tabla13.A10" office:value-type="string">
            <text:p text:style-name="P1">Requisitos no funcionales específicos:</text:p>
          </table:table-cell>
          <table:table-cell table:style-name="Tabla13.B10" office:value-type="string">
            <text:p text:style-name="P4"/>
            <text:p text:style-name="P4"><text:s/>- Los límites mínimo y máximo vendrán en número de unidades de envase, y la cantidad por envase en mililitros.</text:p>
            <text:p text:style-name="P4"><text:s/>- La foto deberá estar en formato .jpeg y no sobrepasar los 200 kb </text:p>
            <text:p text:style-name="P4"/>
          </table:table-cell>
        </table:table-row>
      </table:table>
      <text:h text:style-name="P64" text:outline-level="3"/>
      <text:h text:style-name="P66" text:outline-level="3">Eliminar bebida</text:h>
      <text:p text:style-name="Standard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1">Nombre del caso:</text:p>
          </table:table-cell>
          <table:table-cell table:style-name="Tabla15.B1" office:value-type="string">
            <text:p text:style-name="Text_20_body">Eliminar bebida</text:p>
          </table:table-cell>
        </table:table-row>
        <table:table-row>
          <table:table-cell table:style-name="Tabla15.A2" office:value-type="string">
            <text:p text:style-name="P1">Resumen:</text:p>
          </table:table-cell>
          <table:table-cell table:style-name="Tabla15.B2" office:value-type="string">
            <text:p text:style-name="P8">Se eliminarán una o más bebidas.</text:p>
          </table:table-cell>
        </table:table-row>
        <table:table-row>
          <table:table-cell table:style-name="Tabla15.A2" office:value-type="string">
            <text:p text:style-name="P1">Dependencias:</text:p>
          </table:table-cell>
          <table:table-cell table:style-name="Tabla15.B2" office:value-type="string">
            <text:p text:style-name="P4">Incluye al caso de uso “Consultar lista de bebidas”</text:p>
          </table:table-cell>
        </table:table-row>
        <table:table-row>
          <table:table-cell table:style-name="Tabla15.A2" office:value-type="string">
            <text:p text:style-name="P1">Actores:</text:p>
          </table:table-cell>
          <table:table-cell table:style-name="Tabla15.B2" office:value-type="string">
            <text:p text:style-name="P4">Metre.</text:p>
          </table:table-cell>
        </table:table-row>
        <table:table-row>
          <table:table-cell table:style-name="Tabla15.A2" office:value-type="string">
            <text:p text:style-name="P1">Precondiciones:</text:p>
          </table:table-cell>
          <table:table-cell table:style-name="Tabla15.B2" office:value-type="string">
            <text:list xml:id="list37591558" text:continue-list="list37573012" text:style-name="L30">
              <text:list-header>
                <text:p text:style-name="P25"/>
              </text:list-header>
            </text:list>
          </table:table-cell>
        </table:table-row>
        <table:table-row>
          <table:table-cell table:style-name="Tabla15.A2" office:value-type="string">
            <text:p text:style-name="P1">Postcondiciones:</text:p>
          </table:table-cell>
          <table:table-cell table:style-name="Tabla15.B2" office:value-type="string">
            <text:list xml:id="list37591408" text:continue-list="list37532468" text:style-name="L31">
              <text:list-item>
                <text:p text:style-name="P51">Se han eliminado uno o más bebidas del sistema.</text:p>
              </text:list-item>
            </text:list>
          </table:table-cell>
        </table:table-row>
        <table:table-row>
          <table:table-cell table:style-name="Tabla15.A2" office:value-type="string">
            <text:p text:style-name="P1">Curso normal:</text:p>
          </table:table-cell>
          <table:table-cell table:style-name="Tabla15.B2" office:value-type="string">
            <text:list xml:id="list37582826" text:continue-list="list37539306" text:style-name="L32">
              <text:list-item text:start-value="1">
                <text:p text:style-name="P26">El usuario selecciona la opción "Eliminar bebida" en el terminal táctil.</text:p>
              </text:list-item>
              <text:list-item>
                <text:p text:style-name="P26">Se inicia el caso de uso “Consultar lista de bebidas”</text:p>
              </text:list-item>
              <text:list-item>
                <text:p text:style-name="P26">Mientras que el usuario quiera eliminar bebidas:</text:p>
                <text:list>
                  <text:list-item>
                    <text:p text:style-name="P26">El usuario selecciona la bebida que quiere eliminar.</text:p>
                  </text:list-item>
                  <text:list-item>
                    <text:p text:style-name="P26">El sistema solicita la confirmación de la operación.</text:p>
                  </text:list-item>
                  <text:list-item>
                    <text:p text:style-name="P26">El usuario confirma la operación.</text:p>
                  </text:list-item>
                  <text:list-item>
                    <text:p text:style-name="P26">El sistema elimina la bebida informa de ello al usuario.</text:p>
                  </text:list-item>
                  <text:list-item>
                    <text:p text:style-name="P26">El sistema pregunta al usuario si desea eliminar otro elemento</text:p>
                  </text:list-item>
                  <text:list-item>
                    <text:p text:style-name="P26">Si el usuario quiere eliminar otro elemento</text:p>
                    <text:list>
                      <text:list-item>
                        <text:p text:style-name="P26">Se inicia el caso de uso “Consultar lista de bebidas”</text:p>
                      </text:list-item>
                    </text:list>
                  </text:list-item>
                </text:list>
              </text:list-item>
              <text:list-item>
                <text:p text:style-name="P26">El usuario finaliza la operación</text:p>
              </text:list-item>
            </text:list>
          </table:table-cell>
        </table:table-row>
        <table:table-row>
          <table:table-cell table:style-name="Tabla15.A2" office:value-type="string">
            <text:p text:style-name="P1">Cursos alternativos:</text:p>
          </table:table-cell>
          <table:table-cell table:style-name="Tabla15.B2" office:value-type="string">
            <text:list xml:id="list37585935" text:continue-list="list37582086" text:style-name="L33">
              <text:list-item>
                <text:list>
                  <text:list-header>
                    <text:p text:style-name="P52">3.3b El usuario no confirma la operación. Se vuelve al paso 2.</text:p>
                  </text:list-header>
                </text:list>
                <text:p text:style-name="P52"/>
                <text:p text:style-name="P52">*. El usuario cancela la operación.</text:p>
              </text:list-item>
            </text:list>
            <text:p text:style-name="P5"/>
          </table:table-cell>
        </table:table-row>
        <table:table-row>
          <table:table-cell table:style-name="Tabla15.A2" office:value-type="string">
            <text:p text:style-name="P1">Observaciones:</text:p>
          </table:table-cell>
          <table:table-cell table:style-name="Tabla15.B2" office:value-type="string">
            <text:p text:style-name="P4"/>
          </table:table-cell>
        </table:table-row>
        <table:table-row>
          <table:table-cell table:style-name="Tabla15.A10" office:value-type="string">
            <text:p text:style-name="P1">Requisitos no funcionales específicos:</text:p>
          </table:table-cell>
          <table:table-cell table:style-name="Tabla15.B10" office:value-type="string">
            <text:p text:style-name="Table_20_Contents"/>
          </table:table-cell>
        </table:table-row>
      </table:table>
      <text:h text:style-name="P64" text:outline-level="3"/>
      <text:h text:style-name="P66" text:outline-level="3">Modificar bebida</text:h>
      <text:p text:style-name="Standard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1">Nombre del caso:</text:p>
          </table:table-cell>
          <table:table-cell table:style-name="Tabla16.B1" office:value-type="string">
            <text:p text:style-name="Text_20_body">Modificar bebida</text:p>
          </table:table-cell>
        </table:table-row>
        <table:table-row>
          <table:table-cell table:style-name="Tabla16.A2" office:value-type="string">
            <text:p text:style-name="P1">Resumen:</text:p>
          </table:table-cell>
          <table:table-cell table:style-name="Tabla16.B2" office:value-type="string">
            <text:p text:style-name="P8">Se modificarán los parámetros deseados de una o más bebidas</text:p>
          </table:table-cell>
        </table:table-row>
        <table:table-row>
          <table:table-cell table:style-name="Tabla16.A2" office:value-type="string">
            <text:p text:style-name="P1">Dependencias:</text:p>
          </table:table-cell>
          <table:table-cell table:style-name="Tabla16.B2" office:value-type="string">
            <text:p text:style-name="P4">Incluye al caso de uso “Consultar lista de bebidas”</text:p>
          </table:table-cell>
        </table:table-row>
        <table:table-row>
          <table:table-cell table:style-name="Tabla16.A2" office:value-type="string">
            <text:p text:style-name="P1">Actores:</text:p>
          </table:table-cell>
          <table:table-cell table:style-name="Tabla16.B2" office:value-type="string">
            <text:p text:style-name="P4">Metre</text:p>
          </table:table-cell>
        </table:table-row>
        <table:table-row>
          <table:table-cell table:style-name="Tabla16.A2" office:value-type="string">
            <text:p text:style-name="P1">Precondiciones:</text:p>
          </table:table-cell>
          <table:table-cell table:style-name="Tabla16.B2" office:value-type="string">
            <text:list xml:id="list37580752" text:continue-list="list37591558" text:style-name="L30">
              <text:list-header>
                <text:p text:style-name="P25"/>
              </text:list-header>
            </text:list>
          </table:table-cell>
        </table:table-row>
        <table:table-row>
          <table:table-cell table:style-name="Tabla16.A2" office:value-type="string">
            <text:p text:style-name="P1">Postcondiciones:</text:p>
          </table:table-cell>
          <table:table-cell table:style-name="Tabla16.B2" office:value-type="string">
            <text:list xml:id="list37594922" text:continue-list="list37528484" text:style-name="L34">
              <text:list-item>
                <text:p text:style-name="P53">Se ha registrado uno o más cambios en los detalles de una bebida.</text:p>
              </text:list-item>
            </text:list>
          </table:table-cell>
        </table:table-row>
        <table:table-row>
          <table:table-cell table:style-name="Tabla16.A2" office:value-type="string">
            <text:p text:style-name="P1">Curso normal:</text:p>
          </table:table-cell>
          <table:table-cell table:style-name="Tabla16.B2" office:value-type="string">
            <text:list xml:id="list37572536" text:continue-list="list37553570" text:style-name="L35">
              <text:list-item text:start-value="1">
                <text:p text:style-name="P27">El usuario selecciona la opción "Modificar bebida" en el terminal táctil.</text:p>
              </text:list-item>
              <text:list-item>
                <text:p text:style-name="P27">Se inicia el caso de uso “Consultar lista de bebidas”</text:p>
              </text:list-item>
              <text:list-item>
                <text:p text:style-name="P27">Mientras el usuario quiera modificar bebidas:</text:p>
                <text:list>
                  <text:list-item>
                    <text:p text:style-name="P27">El usuario selecciona la bebida que quiere modificar.</text:p>
                  </text:list-item>
                  <text:list-item>
                    <text:p text:style-name="P27">El sistema muestra los datos asociados a esa bebida.</text:p>
                  </text:list-item>
                  <text:list-item>
                    <text:p text:style-name="P27">Mientras el usuario quiera modificar parámetros:</text:p>
                    <text:list>
                      <text:list-item>
                        <text:p text:style-name="P27">El usuario modifica el parámetro deseado.</text:p>
                      </text:list-item>
                    </text:list>
                  </text:list-item>
                  <text:list-item>
                    <text:p text:style-name="P27">El sistema solicita al usuario que confirme los cambios</text:p>
                  </text:list-item>
                  <text:list-item>
                    <text:p text:style-name="P27">El usuario confirma los cambios.</text:p>
                  </text:list-item>
                  <text:list-item>
                    <text:p text:style-name="P27">El sistema comprueba si los datos introducidos son correctos</text:p>
                  </text:list-item>
                  <text:list-item>
                    <text:p text:style-name="P27">Los datos introducidos son correctos. El sistema registra los cambios e informa que se han realizado <text:s/>satisfactoriamente.</text:p>
                  </text:list-item>
                  <text:list-item>
                    <text:p text:style-name="P27">El sistema pregunta al usuario si desea modificar otra bebida</text:p>
                  </text:list-item>
                  <text:list-item>
                    <text:p text:style-name="P27">Si el usuario solicita modificar otra bebida</text:p>
                    <text:list>
                      <text:list-item>
                        <text:p text:style-name="P27">Se inicia el caso de uso “Consultar lista de bebidas”</text:p>
                      </text:list-item>
                    </text:list>
                  </text:list-item>
                </text:list>
              </text:list-item>
              <text:list-item>
                <text:p text:style-name="P27">El usuario finaliza la operación</text:p>
              </text:list-item>
            </text:list>
          </table:table-cell>
        </table:table-row>
        <table:table-row>
          <table:table-cell table:style-name="Tabla16.A2" office:value-type="string">
            <text:p text:style-name="P1">Cursos alternativos:</text:p>
          </table:table-cell>
          <table:table-cell table:style-name="Tabla16.B2" office:value-type="string">
            <text:list xml:id="list37580538" text:continue-list="list37585935" text:style-name="L33">
              <text:list-item>
                <text:list>
                  <text:list-header>
                    <text:p text:style-name="P52">3.5b El usuario no confirma los cambios. Se vuelve al paso 3.2</text:p>
                  </text:list-header>
                </text:list>
              </text:list-item>
            </text:list>
            <text:p text:style-name="P5"/>
            <text:list xml:id="list37582967" text:continue-numbering="true" text:style-name="L33">
              <text:list-item>
                <text:list>
                  <text:list-header>
                    <text:p text:style-name="P52">3.7b El sistema informa de que los datos introducidos son incorrectos. Se vuelve al paso 3.2.</text:p>
                  </text:list-header>
                </text:list>
              </text:list-item>
            </text:list>
            <text:p text:style-name="P5"/>
            <text:list xml:id="list37572706" text:continue-numbering="true" text:style-name="L33">
              <text:list-header>
                <text:p text:style-name="P63">*. El usuario cancela la operación.</text:p>
              </text:list-header>
            </text:list>
          </table:table-cell>
        </table:table-row>
        <table:table-row>
          <table:table-cell table:style-name="Tabla16.A2" office:value-type="string">
            <text:p text:style-name="P1">Observaciones:</text:p>
          </table:table-cell>
          <table:table-cell table:style-name="Tabla16.B2" office:value-type="string">
            <text:p text:style-name="P4"/>
          </table:table-cell>
        </table:table-row>
        <table:table-row>
          <table:table-cell table:style-name="Tabla16.A10" office:value-type="string">
            <text:p text:style-name="P1">Requisitos no funcionales específicos:</text:p>
          </table:table-cell>
          <table:table-cell table:style-name="Tabla16.B10" office:value-type="string">
            <text:p text:style-name="Table_20_Contents"/>
          </table:table-cell>
        </table:table-row>
      </table:table>
      <text:h text:style-name="P64" text:outline-level="3">Consultar lista de productos</text:h>
      <text:p text:style-name="Standard"/>
      <table:table table:name="Tabla17" table:style-name="Tabla17">
        <table:table-column table:style-name="Tabla17.A"/>
        <table:table-column table:style-name="Tabla17.B"/>
        <text:soft-page-break/>
        <table:table-row>
          <table:table-cell table:style-name="Tabla17.A1" office:value-type="string">
            <text:p text:style-name="P1">Nombre del caso:</text:p>
          </table:table-cell>
          <table:table-cell table:style-name="Tabla17.B1" office:value-type="string">
            <text:p text:style-name="Text_20_body">Consultar lista de Productos</text:p>
          </table:table-cell>
        </table:table-row>
        <table:table-row>
          <table:table-cell table:style-name="Tabla17.A2" office:value-type="string">
            <text:p text:style-name="P1">Resumen:</text:p>
          </table:table-cell>
          <table:table-cell table:style-name="Tabla17.B2" office:value-type="string">
            <text:p text:style-name="P8">Se obtiene una lista con los productos registrados en el sistema.</text:p>
          </table:table-cell>
        </table:table-row>
        <table:table-row>
          <table:table-cell table:style-name="Tabla17.A2" office:value-type="string">
            <text:p text:style-name="P1">Dependencias:</text:p>
          </table:table-cell>
          <table:table-cell table:style-name="Tabla17.B2" office:value-type="string">
            <text:p text:style-name="P4">Es incluido por los casos de uso “Añadir Elemento a la Carta”. Incluye a los casos de uso “Consultar lista de bebidas” y “Consultar lista de ingredientes”</text:p>
          </table:table-cell>
        </table:table-row>
        <table:table-row>
          <table:table-cell table:style-name="Tabla17.A2" office:value-type="string">
            <text:p text:style-name="P1">Actores:</text:p>
          </table:table-cell>
          <table:table-cell table:style-name="Tabla17.B2" office:value-type="string">
            <text:p text:style-name="P4">Cocinero Jefe</text:p>
          </table:table-cell>
        </table:table-row>
        <table:table-row>
          <table:table-cell table:style-name="Tabla17.A2" office:value-type="string">
            <text:p text:style-name="P1">Precondiciones:</text:p>
          </table:table-cell>
          <table:table-cell table:style-name="Tabla17.B2" office:value-type="string">
            <text:list xml:id="list37563630" text:continue-list="list37580752" text:style-name="L30">
              <text:list-header>
                <text:p text:style-name="P25"/>
              </text:list-header>
            </text:list>
          </table:table-cell>
        </table:table-row>
        <table:table-row>
          <table:table-cell table:style-name="Tabla17.A2" office:value-type="string">
            <text:p text:style-name="P1">Postcondiciones:</text:p>
          </table:table-cell>
          <table:table-cell table:style-name="Tabla17.B2" office:value-type="string">
            <text:list xml:id="list37530427" text:style-name="L38">
              <text:list-header>
                <text:p text:style-name="P56"/>
              </text:list-header>
            </text:list>
          </table:table-cell>
        </table:table-row>
        <table:table-row>
          <table:table-cell table:style-name="Tabla17.A2" office:value-type="string">
            <text:p text:style-name="P1">Curso normal:</text:p>
          </table:table-cell>
          <table:table-cell table:style-name="Tabla17.B2" office:value-type="string">
            <text:list xml:id="list37549185" text:style-name="L39">
              <text:list-item>
                <text:p text:style-name="P29">El caso de uso se inicia cuando el usuario desea ver la lista de productos registrados en el sistema</text:p>
              </text:list-item>
              <text:list-item>
                <text:p text:style-name="P29">Se inicia el caso de uso 'Consultar lista de bebidas'</text:p>
              </text:list-item>
              <text:list-item>
                <text:p text:style-name="P29">Se inicia el caso de uso 'Consultar lista de ingredientes'</text:p>
              </text:list-item>
              <text:list-item>
                <text:p text:style-name="P29">El sistema combina las dos listas y muestra una lista completa de todos los productos.</text:p>
              </text:list-item>
            </text:list>
          </table:table-cell>
        </table:table-row>
        <table:table-row>
          <table:table-cell table:style-name="Tabla17.A2" office:value-type="string">
            <text:p text:style-name="P1">Cursos alternativos:</text:p>
          </table:table-cell>
          <table:table-cell table:style-name="Tabla17.B2" office:value-type="string">
            <text:p text:style-name="P5"/>
          </table:table-cell>
        </table:table-row>
        <table:table-row>
          <table:table-cell table:style-name="Tabla17.A2" office:value-type="string">
            <text:p text:style-name="P1">Observaciones:</text:p>
          </table:table-cell>
          <table:table-cell table:style-name="Tabla17.B2" office:value-type="string">
            <text:p text:style-name="P4"/>
          </table:table-cell>
        </table:table-row>
        <table:table-row>
          <table:table-cell table:style-name="Tabla17.A10" office:value-type="string">
            <text:p text:style-name="P1">Requisitos no funcionales específicos:</text:p>
          </table:table-cell>
          <table:table-cell table:style-name="Tabla17.B10" office:value-type="string">
            <text:p text:style-name="Table_20_Contents"/>
          </table:table-cell>
        </table:table-row>
      </table:table>
      <text:h text:style-name="P64" text:outline-level="3"/>
      <text:h text:style-name="P66" text:outline-level="3">Consultar lista de ingredientes</text:h>
      <text:p text:style-name="Standard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2">Nombre del caso:</text:p>
          </table:table-cell>
          <table:table-cell table:style-name="Tabla18.B1" office:value-type="string">
            <text:p text:style-name="Text_20_body">Consultar lista de ingredientes</text:p>
          </table:table-cell>
        </table:table-row>
        <table:table-row>
          <table:table-cell table:style-name="Tabla18.A2" office:value-type="string">
            <text:p text:style-name="P2">Resumen:</text:p>
          </table:table-cell>
          <table:table-cell table:style-name="Tabla18.B2" office:value-type="string">
            <text:p text:style-name="P8">Se obtiene una lista con los productos registrados en el sistema dependiendo del tipo de usuario que la solicite</text:p>
          </table:table-cell>
        </table:table-row>
        <table:table-row>
          <table:table-cell table:style-name="Tabla18.A2" office:value-type="string">
            <text:p text:style-name="P2">Dependencias:</text:p>
          </table:table-cell>
          <table:table-cell table:style-name="Tabla18.B2" office:value-type="string">
            <text:p text:style-name="P4">Es incluido por los casos de uso “Eliminar ingrediente”, “Modificar ingrediente”, “Notificar incidencia con ingrediente”, “Añadir Elemento a la Carta” y “Consultar lista de productos”</text:p>
          </table:table-cell>
        </table:table-row>
        <table:table-row>
          <table:table-cell table:style-name="Tabla18.A2" office:value-type="string">
            <text:p text:style-name="P2">Actores:</text:p>
          </table:table-cell>
          <table:table-cell table:style-name="Tabla18.B2" office:value-type="string">
            <text:p text:style-name="P4">Cocinero jefe</text:p>
          </table:table-cell>
        </table:table-row>
        <table:table-row>
          <table:table-cell table:style-name="Tabla18.A2" office:value-type="string">
            <text:p text:style-name="P2">Precondiciones:</text:p>
          </table:table-cell>
          <table:table-cell table:style-name="Tabla18.B2" office:value-type="string">
            <text:list xml:id="list37578267" text:continue-list="list37563630" text:style-name="L30">
              <text:list-header>
                <text:p text:style-name="P25"/>
              </text:list-header>
            </text:list>
          </table:table-cell>
        </table:table-row>
        <table:table-row>
          <table:table-cell table:style-name="Tabla18.A2" office:value-type="string">
            <text:p text:style-name="P2">Postcondiciones:</text:p>
          </table:table-cell>
          <table:table-cell table:style-name="Tabla18.B2" office:value-type="string">
            <text:list xml:id="list37539407" text:style-name="L40">
              <text:list-header>
                <text:p text:style-name="P57"/>
              </text:list-header>
            </text:list>
          </table:table-cell>
        </table:table-row>
        <table:table-row>
          <table:table-cell table:style-name="Tabla18.A2" office:value-type="string">
            <text:p text:style-name="P2">Curso normal:</text:p>
          </table:table-cell>
          <table:table-cell table:style-name="Tabla18.B2" office:value-type="string">
            <text:list xml:id="list37546944" text:style-name="L41">
              <text:list-item>
                <text:p text:style-name="P30">El caso de uso se inicia cuando el usuario desea ver la lista de productos registrados en el sistema</text:p>
              </text:list-item>
              <text:list-item>
                <text:p text:style-name="P30">El sistema muestra una lista completa de todos los ingredientes registrados</text:p>
              </text:list-item>
            </text:list>
          </table:table-cell>
        </table:table-row>
        <table:table-row>
          <table:table-cell table:style-name="Tabla18.A2" office:value-type="string">
            <text:p text:style-name="P2">Cursos alternativos:</text:p>
          </table:table-cell>
          <table:table-cell table:style-name="Tabla18.B2" office:value-type="string">
            <text:p text:style-name="P5"/>
          </table:table-cell>
        </table:table-row>
        <table:table-row>
          <table:table-cell table:style-name="Tabla18.A2" office:value-type="string">
            <text:p text:style-name="P2">Observaciones:</text:p>
          </table:table-cell>
          <table:table-cell table:style-name="Tabla18.B2" office:value-type="string">
            <text:p text:style-name="P4"/>
          </table:table-cell>
        </table:table-row>
        <table:table-row>
          <table:table-cell table:style-name="Tabla18.A10" office:value-type="string">
            <text:p text:style-name="P2">Requisitos no funcionales específicos:</text:p>
          </table:table-cell>
          <table:table-cell table:style-name="Tabla18.B10" office:value-type="string">
            <text:p text:style-name="Table_20_Contents"/>
          </table:table-cell>
        </table:table-row>
      </table:table>
      <text:h text:style-name="P64" text:outline-level="3"/>
      <text:h text:style-name="P66" text:outline-level="3">Consultar lista de bebidas</text:h>
      <text:p text:style-name="Standard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1">Nombre del caso:</text:p>
          </table:table-cell>
          <table:table-cell table:style-name="Tabla19.B1" office:value-type="string">
            <text:p text:style-name="Text_20_body">Consultar lista de bebidas</text:p>
          </table:table-cell>
        </table:table-row>
        <table:table-row>
          <table:table-cell table:style-name="Tabla19.A2" office:value-type="string">
            <text:p text:style-name="P1">Resumen:</text:p>
          </table:table-cell>
          <table:table-cell table:style-name="Tabla19.B2" office:value-type="string">
            <text:p text:style-name="P8">Se obtiene una lista con las bebidas registradas</text:p>
          </table:table-cell>
        </table:table-row>
        <table:table-row>
          <table:table-cell table:style-name="Tabla19.A2" office:value-type="string">
            <text:p text:style-name="P1">Dependencias:</text:p>
          </table:table-cell>
          <table:table-cell table:style-name="Tabla19.B2" office:value-type="string">
            <text:p text:style-name="P4">Es incluido por los casos de uso “Eliminar bebidas”, “Modificar bebidas”, “Notificar incidencia con bebida”, “Añadir Elemento a la Carta” y “Consultar lista de productos”</text:p>
          </table:table-cell>
        </table:table-row>
        <table:table-row>
          <table:table-cell table:style-name="Tabla19.A2" office:value-type="string">
            <text:p text:style-name="P1">Actores:</text:p>
          </table:table-cell>
          <table:table-cell table:style-name="Tabla19.B2" office:value-type="string">
            <text:p text:style-name="P4">Metre, Cocinero jefe</text:p>
          </table:table-cell>
        </table:table-row>
        <table:table-row>
          <table:table-cell table:style-name="Tabla19.A2" office:value-type="string">
            <text:p text:style-name="P1">Precondiciones:</text:p>
          </table:table-cell>
          <table:table-cell table:style-name="Tabla19.B2" office:value-type="string">
            <text:list xml:id="list37591840" text:continue-list="list37578267" text:style-name="L30">
              <text:list-header>
                <text:p text:style-name="P25"/>
              </text:list-header>
            </text:list>
          </table:table-cell>
        </table:table-row>
        <table:table-row>
          <table:table-cell table:style-name="Tabla19.A2" office:value-type="string">
            <text:p text:style-name="P1">Postcondiciones:</text:p>
          </table:table-cell>
          <table:table-cell table:style-name="Tabla19.B2" office:value-type="string">
            <text:list xml:id="list37548006" text:style-name="L42">
              <text:list-header>
                <text:p text:style-name="P58"/>
              </text:list-header>
            </text:list>
          </table:table-cell>
        </table:table-row>
        <table:table-row>
          <table:table-cell table:style-name="Tabla19.A2" office:value-type="string">
            <text:p text:style-name="P1">Curso normal:</text:p>
          </table:table-cell>
          <table:table-cell table:style-name="Tabla19.B2" office:value-type="string">
            <text:list xml:id="list37549882" text:style-name="L43">
              <text:list-item>
                <text:p text:style-name="P31">El caso de uso se inicia cuando el usuario desea ver la lista de bebidas registradas en el sistema</text:p>
              </text:list-item>
              <text:list-item>
                <text:p text:style-name="P31">El sistema muestra una lista completa de todas las bebidas registradas</text:p>
              </text:list-item>
            </text:list>
          </table:table-cell>
        </table:table-row>
        <table:table-row>
          <table:table-cell table:style-name="Tabla19.A2" office:value-type="string">
            <text:p text:style-name="P1">Cursos alternativos:</text:p>
          </table:table-cell>
          <table:table-cell table:style-name="Tabla19.B2" office:value-type="string">
            <text:p text:style-name="P5"/>
          </table:table-cell>
        </table:table-row>
        <table:table-row>
          <table:table-cell table:style-name="Tabla19.A2" office:value-type="string">
            <text:p text:style-name="P1">Observaciones:</text:p>
          </table:table-cell>
          <table:table-cell table:style-name="Tabla19.B2" office:value-type="string">
            <text:p text:style-name="P4"/>
          </table:table-cell>
        </table:table-row>
        <table:table-row>
          <table:table-cell table:style-name="Tabla19.A10" office:value-type="string">
            <text:p text:style-name="P1">Requisitos no funcionales específicos:</text:p>
          </table:table-cell>
          <table:table-cell table:style-name="Tabla19.B10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Print1" svg:font-family="'Segoe Print'" style:font-pitch="variable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333366" style:font-name="Segoe Print" fo:font-size="11pt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color="#333366" style:font-name="Segoe Print" fo:font-size="12pt" fo:font-style="normal" fo:text-shadow="none" fo:font-weight="normal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15T14:51:30.57</meta:creation-date>
    <meta:generator>OpenOffice.org/3.2$Win32 OpenOffice.org_project/320m12$Build-9483</meta:generator>
    <meta:editing-duration>PT00H07M33S</meta:editing-duration>
    <meta:editing-cycles>4</meta:editing-cycles>
    <meta:initial-creator>Sergio Rodriguez Lumley</meta:initial-creator>
    <dc:date>2010-03-16T17:46:22.89</dc:date>
    <dc:creator>Samuel Guirado Navarro</dc:creator>
    <meta:document-statistic meta:table-count="17" meta:image-count="0" meta:object-count="0" meta:page-count="18" meta:paragraph-count="473" meta:word-count="3273" meta:character-count="20143"/>
  </office:meta>
</office:document-meta>
</file>